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37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3.685cm"/>
    </style:style>
    <style:style style:name="co5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fo:color="#9c5700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Excel_20_Built-in_20_Neutral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c57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>
      <style:table-cell-properties style:rotation-align="none"/>
    </style:style>
    <style:style style:name="ce10" style:family="table-cell" style:parent-style-name="Default"/>
    <style:style style:name="ce1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_NC_004102</text:p>
          </table:table-cell>
          <table:table-cell table:number-columns-repeated="8"/>
          <table:table-cell office:value-type="string" calcext:value-type="string">
            <text:p>REF_1_NC_0041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1a_NC_0041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646" calcext:value-type="float">
            <text:p>9646</text:p>
          </table:table-cell>
          <table:table-cell table:number-columns-repeated="2"/>
          <table:table-cell office:value-type="string" calcext:value-type="string">
            <text:p>REF_1a_AF009606</text:p>
          </table:table-cell>
          <table:table-cell office:value-type="string" calcext:value-type="string">
            <text:p>inclu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1a_M62321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a_AF009606</text:p>
          </table:table-cell>
          <table:table-cell table:number-columns-repeated="8"/>
          <table:table-cell office:value-type="string" calcext:value-type="string">
            <text:p>REF_1a_M6746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1a_HQ85027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2" table:style-name="ce3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REF_1a_EF40745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1b_D90208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_AJ851228</text:p>
          </table:table-cell>
          <table:table-cell table:number-columns-repeated="8"/>
          <table:table-cell office:value-type="string" calcext:value-type="string">
            <text:p>REF_1b_M5833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1b_EU78182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81" calcext:value-type="float">
            <text:p>9481</text:p>
          </table:table-cell>
          <table:table-cell table:number-columns-repeated="2"/>
          <table:table-cell office:value-type="string" calcext:value-type="string">
            <text:p>REF_1b_EU78182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1c_D14853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_HQ537007</text:p>
          </table:table-cell>
          <table:table-cell table:number-columns-repeated="8"/>
          <table:table-cell office:value-type="string" calcext:value-type="string">
            <text:p>REF_1c_AY05129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1c_AY65106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187" calcext:value-type="float">
            <text:p>9187</text:p>
          </table:table-cell>
          <table:table-cell table:number-columns-repeated="2"/>
          <table:table-cell office:value-type="string" calcext:value-type="string">
            <text:p>REF_1d_KJ43976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1e_KC248194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_KC248195</text:p>
          </table:table-cell>
          <table:table-cell table:number-columns-repeated="8"/>
          <table:table-cell office:value-type="string" calcext:value-type="string">
            <text:p>REF_1g_AM91065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1h_KC24819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39" calcext:value-type="float">
            <text:p>9439</text:p>
          </table:table-cell>
          <table:table-cell table:number-columns-repeated="2"/>
          <table:table-cell office:value-type="string" calcext:value-type="string">
            <text:p>REF_1h_KC24819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1i_KJ439772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_KJ439776</text:p>
          </table:table-cell>
          <table:table-cell table:number-columns-repeated="8"/>
          <table:table-cell office:value-type="string" calcext:value-type="string">
            <text:p>REF_1j_KJ43977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1k_KJ43977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62" calcext:value-type="float">
            <text:p>9462</text:p>
          </table:table-cell>
          <table:table-cell table:number-columns-repeated="2"/>
          <table:table-cell office:value-type="string" calcext:value-type="string">
            <text:p>REF_1l_KC24819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1l_KC248197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_KJ439777</text:p>
          </table:table-cell>
          <table:table-cell table:number-columns-repeated="8"/>
          <table:table-cell office:value-type="string" calcext:value-type="string">
            <text:p>REF_1l_KC24819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1m_KJ43977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398" calcext:value-type="float">
            <text:p>9398</text:p>
          </table:table-cell>
          <table:table-cell table:number-columns-repeated="2"/>
          <table:table-cell office:value-type="string" calcext:value-type="string">
            <text:p>REF_1m_KJ43978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1n_KJ439781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o_MH88546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2" table:style-name="ce3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o_KJ439779</text:p>
          </table:table-cell>
          <table:table-cell table:number-columns-repeated="8"/>
          <table:table-cell office:value-type="string" calcext:value-type="string">
            <text:p>REF_1n_KJ43977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1o_KJ43977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13" calcext:value-type="float">
            <text:p>9413</text:p>
          </table:table-cell>
          <table:table-cell table:number-columns-repeated="2"/>
          <table:table-cell office:value-type="string" calcext:value-type="string">
            <text:p>REF_1o_MH885469</text:p>
          </table:table-cell>
          <table:table-cell office:value-type="string" calcext:value-type="string">
            <text:p>inlcu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1_HQ537007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_KJ439780</text:p>
          </table:table-cell>
          <table:table-cell table:number-columns-repeated="8"/>
          <table:table-cell office:value-type="string" calcext:value-type="string">
            <text:p>REF_1_AJ85122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1_KC24819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399" calcext:value-type="float">
            <text:p>9399</text:p>
          </table:table-cell>
          <table:table-cell table:number-columns-repeated="2"/>
          <table:table-cell office:value-type="string" calcext:value-type="string">
            <text:p>REF_1_KJ43978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1_KJ439776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a_EF407457</text:p>
          </table:table-cell>
          <table:table-cell table:number-columns-repeated="8"/>
          <table:table-cell office:value-type="string" calcext:value-type="string">
            <text:p>REF_1_KJ43977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2_D0094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286" calcext:value-type="float">
            <text:p>9286</text:p>
          </table:table-cell>
          <table:table-cell table:number-columns-repeated="2"/>
          <table:table-cell office:value-type="string" calcext:value-type="string">
            <text:p>REF_2a_D0094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2a_AB047639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a_HQ850279</text:p>
          </table:table-cell>
          <table:table-cell table:number-columns-repeated="8"/>
          <table:table-cell office:value-type="string" calcext:value-type="string">
            <text:p>REF_2a_HQ63994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2b_D1098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191" calcext:value-type="float">
            <text:p>9191</text:p>
          </table:table-cell>
          <table:table-cell table:number-columns-repeated="2"/>
          <table:table-cell office:value-type="string" calcext:value-type="string">
            <text:p>REF_2b_AB0309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2b_AB661388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a_M62321</text:p>
          </table:table-cell>
          <table:table-cell table:number-columns-repeated="8"/>
          <table:table-cell office:value-type="string" calcext:value-type="string">
            <text:p>REF_2b_AB66138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2c_D5040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01" calcext:value-type="float">
            <text:p>9401</text:p>
          </table:table-cell>
          <table:table-cell table:number-columns-repeated="2"/>
          <table:table-cell office:value-type="string" calcext:value-type="string">
            <text:p>REF_2c_JX22794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2d_JF735114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a_M67463</text:p>
          </table:table-cell>
          <table:table-cell table:number-columns-repeated="8"/>
          <table:table-cell office:value-type="string" calcext:value-type="string">
            <text:p>REF_2e_JF73512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2f_KC84404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16" calcext:value-type="float">
            <text:p>9416</text:p>
          </table:table-cell>
          <table:table-cell table:number-columns-repeated="2"/>
          <table:table-cell office:value-type="string" calcext:value-type="string">
            <text:p>REF_2f_KC8440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2i_DQ155561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a_NC_004102</text:p>
          </table:table-cell>
          <table:table-cell table:number-columns-repeated="8"/>
          <table:table-cell office:value-type="string" calcext:value-type="string">
            <text:p>REF_2j_HM77735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2j_JF73511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646" calcext:value-type="float">
            <text:p>9646</text:p>
          </table:table-cell>
          <table:table-cell table:number-columns-repeated="2"/>
          <table:table-cell office:value-type="string" calcext:value-type="string">
            <text:p>REF_2j_HM77735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2k_AB031663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b_D90208</text:p>
          </table:table-cell>
          <table:table-cell table:number-columns-repeated="8"/>
          <table:table-cell office:value-type="string" calcext:value-type="string">
            <text:p>REF_2k_JX22795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2m_JF73511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13" calcext:value-type="float">
            <text:p>9413</text:p>
          </table:table-cell>
          <table:table-cell table:number-columns-repeated="2"/>
          <table:table-cell office:value-type="string" calcext:value-type="string">
            <text:p>REF_2m_JX22796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2q_FN666428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b_EU781827</text:p>
          </table:table-cell>
          <table:table-cell table:number-columns-repeated="8"/>
          <table:table-cell office:value-type="string" calcext:value-type="string">
            <text:p>REF_2q_FN6664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2r_JF73511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13" calcext:value-type="float">
            <text:p>9413</text:p>
          </table:table-cell>
          <table:table-cell table:number-columns-repeated="2"/>
          <table:table-cell office:value-type="string" calcext:value-type="string">
            <text:p>REF_2t_KC19723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2u_JF735112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b_EU781828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359" calcext:value-type="float">
            <text:p>9359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b_M58335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16" calcext:value-type="float">
            <text:p>9416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c_AY051292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41" calcext:value-type="float">
            <text:p>9441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c_AY651061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41" calcext:value-type="float">
            <text:p>9441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c_D14853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87" calcext:value-type="float">
            <text:p>9487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d_KJ439768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51" calcext:value-type="float">
            <text:p>9451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e_KC248194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22" calcext:value-type="float">
            <text:p>9422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g_AM910652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h_KC248198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21" calcext:value-type="float">
            <text:p>9421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h_KC248199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20" calcext:value-type="float">
            <text:p>942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i_KJ439772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21" calcext:value-type="float">
            <text:p>9421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j_KJ439773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13" calcext:value-type="float">
            <text:p>9413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k_KJ439774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46" calcext:value-type="float">
            <text:p>9446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l_KC248193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30" calcext:value-type="float">
            <text:p>943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l_KC248196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28" calcext:value-type="float">
            <text:p>9428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l_KC248197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33" calcext:value-type="float">
            <text:p>9433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m_KJ439778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48" calcext:value-type="float">
            <text:p>9448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m_KJ439782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48" calcext:value-type="float">
            <text:p>9448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n_KJ439775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11" calcext:value-type="float">
            <text:p>9411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n_KJ439781</text:p>
          </table:table-cell>
          <table:table-cell table:number-columns-repeated="8"/>
          <table:table-cell office:value-type="string" calcext:value-type="string">
            <text:p>REF_2_JF7351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2_JF7351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47" calcext:value-type="float">
            <text:p>9447</text:p>
          </table:table-cell>
          <table:table-cell table:number-columns-repeated="2"/>
          <table:table-cell office:value-type="string" calcext:value-type="string">
            <text:p>REF_2_JF73511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2_JF735119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_D00944</text:p>
          </table:table-cell>
          <table:table-cell table:number-columns-repeated="8"/>
          <table:table-cell office:value-type="string" calcext:value-type="string">
            <text:p>REF_2_JF7351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2_KC19723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589" calcext:value-type="float">
            <text:p>9589</text:p>
          </table:table-cell>
          <table:table-cell table:number-columns-repeated="2"/>
          <table:table-cell office:value-type="string" calcext:value-type="string">
            <text:p>REF_2_KC19723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2_KC197239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_JF735110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508" calcext:value-type="float">
            <text:p>9508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_JF735116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514" calcext:value-type="float">
            <text:p>9514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_JF735117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510" calcext:value-type="float">
            <text:p>951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_JF735118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615" calcext:value-type="float">
            <text:p>9615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_JF735119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628" calcext:value-type="float">
            <text:p>9628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_KC197236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15" calcext:value-type="float">
            <text:p>9415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_KC197237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15" calcext:value-type="float">
            <text:p>9415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_KC197239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48" calcext:value-type="float">
            <text:p>9448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a_AB047639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678" calcext:value-type="float">
            <text:p>9678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a_D00944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589" calcext:value-type="float">
            <text:p>9589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a_HQ639944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392" calcext:value-type="float">
            <text:p>9392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b_AB030907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654" calcext:value-type="float">
            <text:p>9654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b_AB661382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102" calcext:value-type="float">
            <text:p>9102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b_AB661388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102" calcext:value-type="float">
            <text:p>9102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b_D10988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511" calcext:value-type="float">
            <text:p>9511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c_D50409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513" calcext:value-type="float">
            <text:p>9513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c_JX227949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295" calcext:value-type="float">
            <text:p>9295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d_JF735114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508" calcext:value-type="float">
            <text:p>9508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e_JF735120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825" calcext:value-type="float">
            <text:p>9825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f_KC844042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72" calcext:value-type="float">
            <text:p>9472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f_KC844050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70" calcext:value-type="float">
            <text:p>947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i_DQ155561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370" calcext:value-type="float">
            <text:p>937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j_HM777358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112" calcext:value-type="float">
            <text:p>9112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j_HM777359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383" calcext:value-type="float">
            <text:p>9383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j_JF735113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509" calcext:value-type="float">
            <text:p>9509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k_AB031663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88" calcext:value-type="float">
            <text:p>9488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k_JX227953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3_D1776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380" calcext:value-type="float">
            <text:p>9380</text:p>
          </table:table-cell>
          <table:table-cell table:number-columns-repeated="2"/>
          <table:table-cell office:value-type="string" calcext:value-type="string">
            <text:p>REF_3a_D1776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3a_D28917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REF_3a_X76918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m_JF735111</text:p>
          </table:table-cell>
          <table:table-cell table:number-columns-repeated="8"/>
          <table:table-cell office:value-type="string" calcext:value-type="string">
            <text:p>REF_3a_JN71419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3b_D4937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618" calcext:value-type="float">
            <text:p>9618</text:p>
          </table:table-cell>
          <table:table-cell table:number-columns-repeated="2"/>
          <table:table-cell office:value-type="string" calcext:value-type="string">
            <text:p>REF_3b_JQ06570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3d_KJ470619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m_JX227967</text:p>
          </table:table-cell>
          <table:table-cell table:number-columns-repeated="8"/>
          <table:table-cell office:value-type="string" calcext:value-type="string">
            <text:p>REF_3e_KJ4706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3g_JX22795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383" calcext:value-type="float">
            <text:p>9383</text:p>
          </table:table-cell>
          <table:table-cell table:number-columns-repeated="2"/>
          <table:table-cell office:value-type="string" calcext:value-type="string">
            <text:p>REF_3g_JF73512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3h_JF735126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q_FN666428</text:p>
          </table:table-cell>
          <table:table-cell table:number-columns-repeated="8"/>
          <table:table-cell office:value-type="string" calcext:value-type="string">
            <text:p>REF_3h_JF73512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3i_FJ40709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566" calcext:value-type="float">
            <text:p>9566</text:p>
          </table:table-cell>
          <table:table-cell table:number-columns-repeated="2"/>
          <table:table-cell office:value-type="string" calcext:value-type="string">
            <text:p>REF_3i_JX2279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3k_D63821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q_FN666429</text:p>
          </table:table-cell>
          <table:table-cell table:number-columns-repeated="8"/>
          <table:table-cell office:value-type="string" calcext:value-type="string">
            <text:p>REF_3k_JF7351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3_JF735124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398" calcext:value-type="float">
            <text:p>9398</text:p>
          </table:table-cell>
          <table:table-cell table:number-columns-repeated="2"/>
          <table:table-cell office:value-type="string" calcext:value-type="string">
            <text:p>REF_4_Y11604</text:p>
          </table:table-cell>
          <table:table-cell table:style-name="ce4" office:value-type="string" calcext:value-type="string">
            <text:p>was renamed NC_0098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4a_Y11604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r_JF735115</text:p>
          </table:table-cell>
          <table:table-cell table:number-columns-repeated="8"/>
          <table:table-cell office:value-type="string" calcext:value-type="string">
            <text:p>REF_4a_DQ98807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4a_DQ41878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512" calcext:value-type="float">
            <text:p>9512</text:p>
          </table:table-cell>
          <table:table-cell table:number-columns-repeated="2"/>
          <table:table-cell office:value-type="string" calcext:value-type="string">
            <text:p>REF_4b_FJ46243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4c_FJ462436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t_KC197238</text:p>
          </table:table-cell>
          <table:table-cell table:number-columns-repeated="8"/>
          <table:table-cell office:value-type="string" calcext:value-type="string">
            <text:p>REF_4d_DQ41878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4d_FJ46243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616" calcext:value-type="float">
            <text:p>9616</text:p>
          </table:table-cell>
          <table:table-cell table:number-columns-repeated="2"/>
          <table:table-cell office:value-type="string" calcext:value-type="string">
            <text:p>REF_4d_EU39217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4f_EF589161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u_JF735112</text:p>
          </table:table-cell>
          <table:table-cell table:number-columns-repeated="8"/>
          <table:table-cell office:value-type="string" calcext:value-type="string">
            <text:p>REF_4f_EU39217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4f_EU39217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520" calcext:value-type="float">
            <text:p>9520</text:p>
          </table:table-cell>
          <table:table-cell table:number-columns-repeated="2"/>
          <table:table-cell office:value-type="string" calcext:value-type="string">
            <text:p>REF_4g_FJ46243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4g_JX227971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3_D17763</text:p>
          </table:table-cell>
          <table:table-cell table:number-columns-repeated="8"/>
          <table:table-cell office:value-type="string" calcext:value-type="string">
            <text:p>REF_4g?_JX227963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4k_EU39217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56" calcext:value-type="float">
            <text:p>9456</text:p>
          </table:table-cell>
          <table:table-cell table:number-columns-repeated="2"/>
          <table:table-cell office:value-type="string" calcext:value-type="string">
            <text:p>REF_4k_FJ46243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4k_EU392171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3_JF735124</text:p>
          </table:table-cell>
          <table:table-cell table:number-columns-repeated="8"/>
          <table:table-cell office:value-type="string" calcext:value-type="string">
            <text:p>REF_4l_FJ83987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4l_JX22795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string" calcext:value-type="string">
            <text:p>REF_4m_FJ46243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4m_JX227972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3a_D28917</text:p>
          </table:table-cell>
          <table:table-cell table:number-columns-repeated="8"/>
          <table:table-cell office:value-type="string" calcext:value-type="string">
            <text:p>REF_4n_FJ46244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4n_JX22797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54" calcext:value-type="float">
            <text:p>9454</text:p>
          </table:table-cell>
          <table:table-cell table:number-columns-repeated="2"/>
          <table:table-cell office:value-type="string" calcext:value-type="string">
            <text:p>REF_4o_FJ46244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4o_JX227977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3a_JN714194</text:p>
          </table:table-cell>
          <table:table-cell table:number-columns-repeated="8"/>
          <table:table-cell office:value-type="string" calcext:value-type="string">
            <text:p>REF_4p_FJ4624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4q_FJ46243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29" calcext:value-type="float">
            <text:p>9429</text:p>
          </table:table-cell>
          <table:table-cell table:number-columns-repeated="2"/>
          <table:table-cell office:value-type="string" calcext:value-type="string">
            <text:p>REF_4r_FJ46243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4r_JX227976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3a_D17763</text:p>
          </table:table-cell>
          <table:table-cell table:number-columns-repeated="8"/>
          <table:table-cell office:value-type="string" calcext:value-type="string">
            <text:p>REF_4s_JF735136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4t_FJ83986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56" calcext:value-type="float">
            <text:p>9456</text:p>
          </table:table-cell>
          <table:table-cell table:number-columns-repeated="2"/>
          <table:table-cell office:value-type="string" calcext:value-type="string">
            <text:p>REF_4v_HQ53700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4v_JX227959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3a_X76918</text:p>
          </table:table-cell>
          <table:table-cell table:number-columns-repeated="8"/>
          <table:table-cell office:value-type="string" calcext:value-type="string">
            <text:p>REF_4v_HQ53700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4v_JX22796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390" calcext:value-type="float">
            <text:p>9390</text:p>
          </table:table-cell>
          <table:table-cell table:number-columns-repeated="2"/>
          <table:table-cell office:value-type="string" calcext:value-type="string">
            <text:p>REF_4w_FJ0258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4w_FJ025856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3b_D49374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44" calcext:value-type="float">
            <text:p>9444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3b_JQ065709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383" calcext:value-type="float">
            <text:p>9383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3d_KJ470619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58" calcext:value-type="float">
            <text:p>9458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3e_KJ470618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58" calcext:value-type="float">
            <text:p>9458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3g_JF735123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634" calcext:value-type="float">
            <text:p>9634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3g_JX227954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353" calcext:value-type="float">
            <text:p>9353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3h_JF735121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579" calcext:value-type="float">
            <text:p>9579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3h_JF735126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633" calcext:value-type="float">
            <text:p>9633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3i_FJ407092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33" calcext:value-type="float">
            <text:p>9433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3i_JX227955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352" calcext:value-type="float">
            <text:p>9352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3k_D63821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50" calcext:value-type="float">
            <text:p>945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3k_JF735122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660" calcext:value-type="float">
            <text:p>966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_Y11604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355" calcext:value-type="float">
            <text:p>9355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_FJ025854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267" calcext:value-type="float">
            <text:p>9267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4_FJ025854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_JF735127</text:p>
          </table:table-cell>
          <table:table-cell table:number-columns-repeated="8"/>
          <table:table-cell office:value-type="string" calcext:value-type="string">
            <text:p>REF_4_JX22796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4_JF73512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41" calcext:value-type="float">
            <text:p>9441</text:p>
          </table:table-cell>
          <table:table-cell table:number-columns-repeated="2"/>
          <table:table-cell office:value-type="string" calcext:value-type="string">
            <text:p>REF_4_JF73513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4_JF735131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_JF735129</text:p>
          </table:table-cell>
          <table:table-cell table:number-columns-repeated="8"/>
          <table:table-cell office:value-type="string" calcext:value-type="string">
            <text:p>REF_4_JF73513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4_JF7351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26" calcext:value-type="float">
            <text:p>9426</text:p>
          </table:table-cell>
          <table:table-cell table:number-columns-repeated="2"/>
          <table:table-cell office:value-type="string" calcext:value-type="string">
            <text:p>REF_4_JF73513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4_JF735135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_JF735130</text:p>
          </table:table-cell>
          <table:table-cell table:number-columns-repeated="8"/>
          <table:table-cell office:value-type="string" calcext:value-type="string">
            <text:p>REF_4_JF73513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30" calcext:value-type="float">
            <text:p>943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_JF735131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26" calcext:value-type="float">
            <text:p>9426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_JF735132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535" calcext:value-type="float">
            <text:p>9535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_JF735134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37" calcext:value-type="float">
            <text:p>9437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_JF735135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31" calcext:value-type="float">
            <text:p>9431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_JF735138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563" calcext:value-type="float">
            <text:p>9563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_JX227964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337" calcext:value-type="float">
            <text:p>9337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a_DQ418789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295" calcext:value-type="float">
            <text:p>9295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a_DQ988074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054" calcext:value-type="float">
            <text:p>9054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a_Y11604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355" calcext:value-type="float">
            <text:p>9355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b_FJ462435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40" calcext:value-type="float">
            <text:p>944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c_FJ462436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68" calcext:value-type="float">
            <text:p>9468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d_DQ418786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273" calcext:value-type="float">
            <text:p>9273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d_EU392172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299" calcext:value-type="float">
            <text:p>9299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d_FJ462437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21" calcext:value-type="float">
            <text:p>9421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f_EF589161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304" calcext:value-type="float">
            <text:p>9304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f_EU392174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298" calcext:value-type="float">
            <text:p>9298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f_EU392175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297" calcext:value-type="float">
            <text:p>9297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g_FJ462432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35" calcext:value-type="float">
            <text:p>9435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g?_JX227963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314" calcext:value-type="float">
            <text:p>9314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g_JX227971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174" calcext:value-type="float">
            <text:p>9174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k_EU392171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281" calcext:value-type="float">
            <text:p>9281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k_EU392173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312" calcext:value-type="float">
            <text:p>9312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k_FJ462438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38" calcext:value-type="float">
            <text:p>9438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l_FJ8398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388" calcext:value-type="float">
            <text:p>93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l_JX22795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317" calcext:value-type="float">
            <text:p>93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m_FJ46243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25" calcext:value-type="float">
            <text:p>94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m_JX22797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305" calcext:value-type="float">
            <text:p>93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n_FJ46244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35" calcext:value-type="float">
            <text:p>94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n_JX2279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301" calcext:value-type="float">
            <text:p>93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o_FJ46244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22" calcext:value-type="float">
            <text:p>94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o_JX22797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286" calcext:value-type="float">
            <text:p>92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p_FJ46243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75" calcext:value-type="float">
            <text:p>94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q_FJ46243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33" calcext:value-type="float">
            <text:p>94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r_FJ46243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40" calcext:value-type="float">
            <text:p>94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r_JX22797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319" calcext:value-type="float">
            <text:p>93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s_JF73513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26" calcext:value-type="float">
            <text:p>94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t_FJ83986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88" calcext:value-type="float">
            <text:p>94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v_HQ5370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174" calcext:value-type="float">
            <text:p>91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v_HQ53700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177" calcext:value-type="float">
            <text:p>91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v_JX22795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323" calcext:value-type="float">
            <text:p>93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v_JX22796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270" calcext:value-type="float">
            <text:p>927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w_FJ02585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242" calcext:value-type="float">
            <text:p>92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w_FJ02585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271" calcext:value-type="float">
            <text:p>92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5_KT595242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100" calcext:value-type="float">
            <text:p>9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5_AF064490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08" calcext:value-type="float">
            <text:p>94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5_AF064490</text:p>
          </table:table-cell>
          <table:table-cell office:value-type="string" calcext:value-type="string">
            <text:p>include</text:p>
          </table:table-cell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5a_AF064490</text:p>
          </table:table-cell>
          <table:table-cell table:number-columns-repeated="8"/>
          <table:table-cell office:value-type="string" calcext:value-type="string">
            <text:p>REF_5a_AF064490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5a_Y13184</text:p>
          </table:table-cell>
          <table:table-cell table:style-name="ce5" office:value-type="string" calcext:value-type="string">
            <text:p>was renamed NC_0098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08" calcext:value-type="float">
            <text:p>9408</text:p>
          </table:table-cell>
          <table:table-cell table:number-columns-repeated="2"/>
          <table:table-cell office:value-type="string" calcext:value-type="string">
            <text:p>REF_5_KT59524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6_Y12083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5a_Y13184</text:p>
          </table:table-cell>
          <table:table-cell table:number-columns-repeated="8"/>
          <table:table-cell office:value-type="string" calcext:value-type="string">
            <text:p>REF_6a_Y1208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6a_AY85952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343" calcext:value-type="float">
            <text:p>9343</text:p>
          </table:table-cell>
          <table:table-cell table:number-columns-repeated="2"/>
          <table:table-cell office:value-type="string" calcext:value-type="string">
            <text:p>REF_6a_HQ63993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6a_EU246930</text:p>
          </table:table-cell>
          <table:table-cell/>
        </table:table-row>
        <table:table-row table:style-name="ro2">
          <table:table-cell office:value-type="string" calcext:value-type="string">
            <text:p>reference</text:p>
          </table:table-cell>
          <table:table-cell office:value-type="string" calcext:value-type="string">
            <text:p>REF_6b_D84262</text:p>
          </table:table-cell>
          <table:table-cell table:number-columns-repeated="8"/>
          <table:table-cell office:value-type="string" calcext:value-type="string">
            <text:p>REF_6b_D84262</text:p>
          </table:table-cell>
          <table:table-cell table:style-name="ce5" office:value-type="string" calcext:value-type="string">
            <text:p>was renamed NC_0098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6c_EF4246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628" calcext:value-type="float">
            <text:p>9628</text:p>
          </table:table-cell>
          <table:table-cell table:number-columns-repeated="2"/>
          <table:table-cell office:value-type="string" calcext:value-type="string">
            <text:p>REF_6d_D8426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6e_DQ314805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_DQ278891</text:p>
          </table:table-cell>
          <table:table-cell table:number-columns-repeated="8"/>
          <table:table-cell office:value-type="string" calcext:value-type="string">
            <text:p>REF_6e_EU24693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6e?_EU2469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40" calcext:value-type="float">
            <text:p>9440</text:p>
          </table:table-cell>
          <table:table-cell table:number-columns-repeated="2"/>
          <table:table-cell office:value-type="string" calcext:value-type="string">
            <text:p>REF_6f_DQ83576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6f_EU246936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_DQ278893</text:p>
          </table:table-cell>
          <table:table-cell table:number-columns-repeated="8"/>
          <table:table-cell office:value-type="string" calcext:value-type="string">
            <text:p>REF_6g_D638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6g_DQ31480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30" calcext:value-type="float">
            <text:p>9430</text:p>
          </table:table-cell>
          <table:table-cell table:number-columns-repeated="2"/>
          <table:table-cell office:value-type="string" calcext:value-type="string">
            <text:p>REF_6h_D8426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6i_DQ835770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_JX183549</text:p>
          </table:table-cell>
          <table:table-cell table:number-columns-repeated="8"/>
          <table:table-cell office:value-type="string" calcext:value-type="string">
            <text:p>REF_6i_DQ83576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6j_DQ83576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48" calcext:value-type="float">
            <text:p>9448</text:p>
          </table:table-cell>
          <table:table-cell table:number-columns-repeated="2"/>
          <table:table-cell office:value-type="string" calcext:value-type="string">
            <text:p>REF_6j_DQ83576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6k_D84264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_JX183550</text:p>
          </table:table-cell>
          <table:table-cell table:number-columns-repeated="8"/>
          <table:table-cell office:value-type="string" calcext:value-type="string">
            <text:p>REF_6l_EF42462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6l_JX18355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59" calcext:value-type="float">
            <text:p>9459</text:p>
          </table:table-cell>
          <table:table-cell table:number-columns-repeated="2"/>
          <table:table-cell office:value-type="string" calcext:value-type="string">
            <text:p>REF_6m_DQ83576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6m_DQ835766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_JX183551</text:p>
          </table:table-cell>
          <table:table-cell table:number-columns-repeated="8"/>
          <table:table-cell office:value-type="string" calcext:value-type="string">
            <text:p>REF_6n_DQ27889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6n_DQ83576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12" calcext:value-type="float">
            <text:p>9412</text:p>
          </table:table-cell>
          <table:table-cell table:number-columns-repeated="2"/>
          <table:table-cell office:value-type="string" calcext:value-type="string">
            <text:p>REF_6n_EU24693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6o_EF424627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_JX183553</text:p>
          </table:table-cell>
          <table:table-cell table:number-columns-repeated="8"/>
          <table:table-cell office:value-type="string" calcext:value-type="string">
            <text:p>REF_6o_EU24693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6p_EF42462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46" calcext:value-type="float">
            <text:p>9446</text:p>
          </table:table-cell>
          <table:table-cell table:number-columns-repeated="2"/>
          <table:table-cell office:value-type="string" calcext:value-type="string">
            <text:p>REF_6q_EF42462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6r_EU408328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_JX183554</text:p>
          </table:table-cell>
          <table:table-cell table:number-columns-repeated="8"/>
          <table:table-cell office:value-type="string" calcext:value-type="string">
            <text:p>REF_6s_EU4083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6t_EF63207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23" calcext:value-type="float">
            <text:p>9423</text:p>
          </table:table-cell>
          <table:table-cell table:number-columns-repeated="2"/>
          <table:table-cell office:value-type="string" calcext:value-type="string">
            <text:p>REF_6t_EU24693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6u_EU246940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_JX183558</text:p>
          </table:table-cell>
          <table:table-cell table:number-columns-repeated="8"/>
          <table:table-cell office:value-type="string" calcext:value-type="string">
            <text:p>REF_6v_EU15818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6v_EU79876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54" calcext:value-type="float">
            <text:p>9454</text:p>
          </table:table-cell>
          <table:table-cell table:number-columns-repeated="2"/>
          <table:table-cell office:value-type="string" calcext:value-type="string">
            <text:p>REF_6v_EU79876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6w_DQ278892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_KC844039</text:p>
          </table:table-cell>
          <table:table-cell table:number-columns-repeated="8"/>
          <table:table-cell office:value-type="string" calcext:value-type="string">
            <text:p>REF_6w_EU64383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6w_EU64383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88" calcext:value-type="float">
            <text:p>9488</text:p>
          </table:table-cell>
          <table:table-cell table:number-columns-repeated="2"/>
          <table:table-cell office:value-type="string" calcext:value-type="string">
            <text:p>REF_6xa_EU40833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6xa_EU408332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_KC844040</text:p>
          </table:table-cell>
          <table:table-cell table:number-columns-repeated="8"/>
          <table:table-cell office:value-type="string" calcext:value-type="string">
            <text:p>REF_6xa_EU4083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6xb_JX18355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47" calcext:value-type="float">
            <text:p>9447</text:p>
          </table:table-cell>
          <table:table-cell table:number-columns-repeated="2"/>
          <table:table-cell office:value-type="string" calcext:value-type="string">
            <text:p>REF_6xb_KJ56764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6xc_KJ567651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_KJ470620</text:p>
          </table:table-cell>
          <table:table-cell table:number-columns-repeated="8"/>
          <table:table-cell office:value-type="string" calcext:value-type="string">
            <text:p>REF_6xd_KM25278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6xd_KM25279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71" calcext:value-type="float">
            <text:p>9471</text:p>
          </table:table-cell>
          <table:table-cell table:number-columns-repeated="2"/>
          <table:table-cell office:value-type="string" calcext:value-type="string">
            <text:p>REF_6xd_KM25279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6xe_JX183557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_KJ470621</text:p>
          </table:table-cell>
          <table:table-cell table:number-columns-repeated="8"/>
          <table:table-cell office:value-type="string" calcext:value-type="string">
            <text:p>REF_6xe_KM25279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6xf_KJ56764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75" calcext:value-type="float">
            <text:p>9475</text:p>
          </table:table-cell>
          <table:table-cell table:number-columns-repeated="2"/>
          <table:table-cell office:value-type="string" calcext:value-type="string">
            <text:p>REF_6xf_KJ5676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6xg_MH492361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_KJ470622</text:p>
          </table:table-cell>
          <table:table-cell table:number-columns-repeated="8"/>
          <table:table-cell office:value-type="string" calcext:value-type="string">
            <text:p>REF_6xg_MH49236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6xg_MH49236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74" calcext:value-type="float">
            <text:p>9474</text:p>
          </table:table-cell>
          <table:table-cell table:number-columns-repeated="2"/>
          <table:table-cell office:value-type="string" calcext:value-type="string">
            <text:p>REF_6xh_MG879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6_DQ278891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_KJ470623</text:p>
          </table:table-cell>
          <table:table-cell table:number-columns-repeated="8"/>
          <table:table-cell office:value-type="string" calcext:value-type="string">
            <text:p>REF_6_DQ27889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6_JX18355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35" calcext:value-type="float">
            <text:p>9435</text:p>
          </table:table-cell>
          <table:table-cell table:number-columns-repeated="2"/>
          <table:table-cell office:value-type="string" calcext:value-type="string">
            <text:p>REF_6_JX18355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6_JX183554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_KJ470624</text:p>
          </table:table-cell>
          <table:table-cell table:number-columns-repeated="8"/>
          <table:table-cell office:value-type="string" calcext:value-type="string">
            <text:p>REF_6_JX1835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6_JX18354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74" calcext:value-type="float">
            <text:p>9474</text:p>
          </table:table-cell>
          <table:table-cell table:number-columns-repeated="2"/>
          <table:table-cell office:value-type="string" calcext:value-type="string">
            <text:p>REF_6_JX1835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6_KJ470620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_KJ470625</text:p>
          </table:table-cell>
          <table:table-cell table:number-columns-repeated="8"/>
          <table:table-cell office:value-type="string" calcext:value-type="string">
            <text:p>REF_6_KJ47062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6_KJ4706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30" calcext:value-type="float">
            <text:p>9430</text:p>
          </table:table-cell>
          <table:table-cell table:number-columns-repeated="2"/>
          <table:table-cell office:value-type="string" calcext:value-type="string">
            <text:p>REF_6_KJ47062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6_KJ470624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a_AY859526</text:p>
          </table:table-cell>
          <table:table-cell table:number-columns-repeated="8"/>
          <table:table-cell office:value-type="string" calcext:value-type="string">
            <text:p>REF_6_KJ47062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6_KC84403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355" calcext:value-type="float">
            <text:p>9355</text:p>
          </table:table-cell>
          <table:table-cell table:number-columns-repeated="2"/>
          <table:table-cell office:value-type="string" calcext:value-type="string">
            <text:p>REF_6_KC84404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6_KJ567652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a_EU246930</text:p>
          </table:table-cell>
          <table:table-cell table:number-columns-repeated="8"/>
          <table:table-cell office:value-type="string" calcext:value-type="string">
            <text:p>REF_6_KJ5676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6_KJ56764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376" calcext:value-type="float">
            <text:p>9376</text:p>
          </table:table-cell>
          <table:table-cell table:number-columns-repeated="2"/>
          <table:table-cell office:value-type="string" calcext:value-type="string">
            <text:p>REF_6_KJ56764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6_KJ567644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a_HQ639936</text:p>
          </table:table-cell>
          <table:table-cell table:number-columns-repeated="8"/>
          <table:table-cell office:value-type="string" calcext:value-type="string">
            <text:p>REF_6_MG87899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7_EF10830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315" calcext:value-type="float">
            <text:p>9315</text:p>
          </table:table-cell>
          <table:table-cell table:number-columns-repeated="2"/>
          <table:table-cell office:value-type="string" calcext:value-type="string">
            <text:p>REF_7a_EF10830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7b_KX092342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_Y1208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340" calcext:value-type="float">
            <text:p>93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a_Y12083</text:p>
          </table:table-cell>
          <table:table-cell table:number-columns-repeated="8"/>
          <table:table-cell office:value-type="string" calcext:value-type="string">
            <text:p>REF_8_MH59069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5"/>
          <table:table-cell office:value-type="string" calcext:value-type="string">
            <text:p>REF_8a_MH59069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340" calcext:value-type="float">
            <text:p>9340</text:p>
          </table:table-cell>
          <table:table-cell table:number-columns-repeated="2"/>
          <table:table-cell office:value-type="string" calcext:value-type="string">
            <text:p>REF_8a_MH59069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7"/>
          <table:table-cell office:value-type="string" calcext:value-type="string">
            <text:p>REF_8a_MH590700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b_D84262</text:p>
          </table:table-cell>
          <table:table-cell table:number-columns-repeated="8"/>
          <table:table-cell office:value-type="string" calcext:value-type="string">
            <text:p>REF_8a_MH590701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628" calcext:value-type="float">
            <text:p>96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c_EF42462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59" calcext:value-type="float">
            <text:p>945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d_D8426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615" calcext:value-type="float">
            <text:p>96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e_DQ31480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68" calcext:value-type="float">
            <text:p>94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e?_EU246931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370" calcext:value-type="float">
            <text:p>937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e_EU24693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382" calcext:value-type="float">
            <text:p>93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f_DQ83576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54" calcext:value-type="float">
            <text:p>94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f_EU24693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370" calcext:value-type="float">
            <text:p>937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g_D638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61" calcext:value-type="float">
            <text:p>94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g_DQ31480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62" calcext:value-type="float">
            <text:p>94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h_D8426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621" calcext:value-type="float">
            <text:p>96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i_DQ83576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58" calcext:value-type="float">
            <text:p>94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i_DQ8357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47" calcext:value-type="float">
            <text:p>94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j_DQ83576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42" calcext:value-type="float">
            <text:p>94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j_DQ83576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54" calcext:value-type="float">
            <text:p>94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k_D8426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601" calcext:value-type="float">
            <text:p>96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l_EF4246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53" calcext:value-type="float">
            <text:p>94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l_JX18355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13" calcext:value-type="float">
            <text:p>94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m_DQ83576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49" calcext:value-type="float">
            <text:p>94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m_DQ83576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44" calcext:value-type="float">
            <text:p>94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n_DQ27889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41" calcext:value-type="float">
            <text:p>94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n_DQ83576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47" calcext:value-type="float">
            <text:p>94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n_EU24693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361" calcext:value-type="float">
            <text:p>93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o_EF42462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50" calcext:value-type="float">
            <text:p>945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o_EU24693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364" calcext:value-type="float">
            <text:p>93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p_EF42462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53" calcext:value-type="float">
            <text:p>94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q_EF42462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63" calcext:value-type="float">
            <text:p>94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r_EU4083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49" calcext:value-type="float">
            <text:p>94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s_EU40832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73" calcext:value-type="float">
            <text:p>94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t_EF63207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06" calcext:value-type="float">
            <text:p>94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t_EU24693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364" calcext:value-type="float">
            <text:p>93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u_EU24694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367" calcext:value-type="float">
            <text:p>93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v_EU15818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29" calcext:value-type="float">
            <text:p>94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v_EU79876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61" calcext:value-type="float">
            <text:p>94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v_EU79876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29" calcext:value-type="float">
            <text:p>94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w_DQ2788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48" calcext:value-type="float">
            <text:p>94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w_EU64383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147" calcext:value-type="float">
            <text:p>91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w_EU64383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144" calcext:value-type="float">
            <text:p>91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xa_EU40833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51" calcext:value-type="float">
            <text:p>94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xa_EU40833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70" calcext:value-type="float">
            <text:p>947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xa_EU40833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43" calcext:value-type="float">
            <text:p>94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xb_JX18355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533" calcext:value-type="float">
            <text:p>95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xb_KJ56764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01" calcext:value-type="float">
            <text:p>94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xc_KJ56765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42" calcext:value-type="float">
            <text:p>94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xd_KM25278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32" calcext:value-type="float">
            <text:p>94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xd_KM25279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35" calcext:value-type="float">
            <text:p>94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xd_KM25279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34" calcext:value-type="float">
            <text:p>94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xe_JX18355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60" calcext:value-type="float">
            <text:p>946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xe_KM2527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401" calcext:value-type="float">
            <text:p>94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xf_KJ567646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2" table:style-name="ce3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xf_KJ567647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2" table:style-name="ce3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xg_MH492361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xg_MH492360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xg_MH492362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xh_MG8790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_KJ567652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_KJ567650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_KJ567649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_KJ567648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_KJ567644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_MG878999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7_EF108306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7a_EF108306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7b_KX09234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8_MH590698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8a_MH590698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8a_MH590699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8a_MH590700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8a_MH59070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RF2_5_AM408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ex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RF2b_1a_JF7796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2"/>
          <table:table-cell office:value-type="float" office:value="9246" calcext:value-type="float">
            <text:p>9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ex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RF2b_1b_1_DQ3644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2"/>
          <table:table-cell office:value-type="float" office:value="9028" calcext:value-type="float">
            <text:p>9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ex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RF2b_1b_2_AB6221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2"/>
          <table:table-cell office:value-type="float" office:value="9315" calcext:value-type="float">
            <text:p>93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ex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RF2b_1b_3_AB6775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2"/>
          <table:table-cell office:value-type="float" office:value="9452" calcext:value-type="float">
            <text:p>94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ex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RF2b_1b_4_AB6775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2"/>
          <table:table-cell office:value-type="float" office:value="9321" calcext:value-type="float">
            <text:p>93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ex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RF2b_6w_EU6438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2"/>
          <table:table-cell office:value-type="float" office:value="9471" calcext:value-type="float">
            <text:p>9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ex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RF2i_6p_DQ155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2"/>
          <table:table-cell office:value-type="float" office:value="9144" calcext:value-type="float">
            <text:p>9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ex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RF2k_1b_AY5878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table:number-columns-repeated="2"/>
          <table:table-cell office:value-type="float" office:value="9360" calcext:value-type="float">
            <text:p>93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whole_geno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exit</text:p>
          </table:table-cell>
          <table:table-cell table:number-columns-repeated="8"/>
        </table:table-row>
        <table:table-row table:style-name="ro1" table:number-rows-repeated="15">
          <table:table-cell table:number-columns-repeated="12"/>
        </table:table-row>
        <table:table-row table:style-name="ro1" table:number-rows-repeated="36">
          <table:table-cell/>
          <table:table-cell table:style-name="Default"/>
          <table:table-cell table:number-columns-repeated="10"/>
        </table:table-row>
        <table:table-row table:style-name="ro1" table:number-rows-repeated="37">
          <table:table-cell table:number-columns-repeated="12"/>
        </table:table-row>
        <table:table-row table:style-name="ro1">
          <table:table-cell table:number-columns-repeated="8"/>
          <table:table-cell office:value-type="float" office:value="9357" calcext:value-type="float">
            <text:p>9357</text:p>
          </table:table-cell>
          <table:table-cell table:number-columns-repeated="3"/>
        </table:table-row>
        <table:table-row table:style-name="ro1" table:number-rows-repeated="1047516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Sheet1.K5:Sheet1.K68 Sheet1.K145:Sheet1.K152 Sheet1.K258:Sheet1.K313 Sheet1.K369:Sheet1.K378 Sheet1.K914:Sheet1.K1048576 Sheet1.K1:Sheet1.K4 Sheet1.B1:Sheet1.B290 Sheet1.B292:Sheet1.B306 Sheet1.B308:Sheet1.B362 Sheet1.B364:Sheet1.B414 Sheet1.B556:Sheet1.B558 Sheet1.B660:Sheet1.B674 Sheet1.B416:Sheet1.B554 Sheet1.B560:Sheet1.B658 Sheet1.B676:Sheet1.B854 Sheet1.B858:Sheet1.B858 Sheet1.B862:Sheet1.B862 Sheet1.B866:Sheet1.B866 Sheet1.B869:Sheet1.B870 Sheet1.B872:Sheet1.B878 Sheet1.B882:Sheet1.B882 Sheet1.B886:Sheet1.B886 Sheet1.B890:Sheet1.B890 Sheet1.B894:Sheet1.B894 Sheet1.B898:Sheet1.B898 Sheet1.B1022:Sheet1.B1048576 Sheet1.B910:Sheet1.B914 Sheet1.B918:Sheet1.B918 Sheet1.B922:Sheet1.B922 Sheet1.B925:Sheet1.B926 Sheet1.B902:Sheet1.B902 Sheet1.B908:Sheet1.B908 Sheet1.B905:Sheet1.B906 Sheet1.K473:Sheet1.K913 Sheet1.B928:Sheet1.B985">
            <calcext:condition calcext:apply-style-name="Good" calcext:value="duplicate" calcext:base-cell-address="Sheet1.B1"/>
          </calcext:conditional-format>
        </calcext:conditional-formats>
      </table:table>
      <table:table table:name="Sheet2" table:style-name="ta1">
        <table:table-column table:style-name="co4" table:default-cell-style-name="Default"/>
        <table:table-column table:style-name="co1" table:default-cell-style-name="ce7"/>
        <table:table-column table:style-name="co1" table:number-columns-repeated="10" table:default-cell-style-name="Default"/>
        <table:table-column table:style-name="co5" table:default-cell-style-name="ce8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eference</text:p>
          </table:table-cell>
          <table:table-cell table:style-name="ce6" office:value-type="string" calcext:value-type="string">
            <text:p>REF_1_NC_004102</text:p>
          </table:table-cell>
          <table:table-cell table:style-name="ce9"/>
          <table:table-cell table:number-columns-repeated="9"/>
          <table:table-cell office:value-type="string" calcext:value-type="string">
            <text:p>REF_1_NC_004102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 table:style-name="ce9"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office:value-type="string" calcext:value-type="string">
            <text:p>REF_1a_NC_004102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 table:style-name="ce9"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table:number-columns-repeated="4"/>
          <table:table-cell office:value-type="string" calcext:value-type="string">
            <text:p>REF_1a_AF009606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 table:style-name="ce9"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office:value-type="string" calcext:value-type="string">
            <text:p>REF_1a_M62321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 table:style-name="ce9"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78" calcext:value-type="float">
            <text:p>9378</text:p>
          </table:table-cell>
          <table:table-cell office:value-type="float" office:value="9646" calcext:value-type="float">
            <text:p>9646</text:p>
          </table:table-cell>
          <table:table-cell table:number-columns-repeated="4"/>
          <table:table-cell office:value-type="string" calcext:value-type="string">
            <text:p>REF_1a_M67463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 table:style-name="ce9" office:value-type="string" calcext:value-type="string">
            <text:p>exit</text:p>
          </table:table-cell>
          <table:table-cell table:number-columns-repeated="9"/>
          <table:table-cell office:value-type="string" calcext:value-type="string">
            <text:p>REF_1a_HQ850279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REF_1a_EF407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table:style-name="ce8" office:value-type="string" calcext:value-type="string">
            <text:p>REF_1a_AF009606</text:p>
          </table:table-cell>
          <table:table-cell table:style-name="ce9"/>
          <table:table-cell table:number-columns-repeated="9"/>
          <table:table-cell office:value-type="string" calcext:value-type="string">
            <text:p>REF_1b_D90208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 table:style-name="ce9"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office:value-type="string" calcext:value-type="string">
            <text:p>REF_1b_M58335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 table:style-name="ce9"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table:number-columns-repeated="4"/>
          <table:table-cell office:value-type="string" calcext:value-type="string">
            <text:p>REF_1b_EU781827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 table:style-name="ce9"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office:value-type="string" calcext:value-type="string">
            <text:p>REF_1b_EU781828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 table:style-name="ce9"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78" calcext:value-type="float">
            <text:p>9378</text:p>
          </table:table-cell>
          <table:table-cell office:value-type="float" office:value="9646" calcext:value-type="float">
            <text:p>9646</text:p>
          </table:table-cell>
          <table:table-cell table:number-columns-repeated="4"/>
          <table:table-cell office:value-type="string" calcext:value-type="string">
            <text:p>REF_1c_D14853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 table:style-name="ce9" office:value-type="string" calcext:value-type="string">
            <text:p>exit</text:p>
          </table:table-cell>
          <table:table-cell table:number-columns-repeated="9"/>
          <table:table-cell office:value-type="string" calcext:value-type="string">
            <text:p>REF_1c_AY051292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REF_1c_AY6510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_AJ851228</text:p>
          </table:table-cell>
          <table:table-cell table:number-columns-repeated="10"/>
          <table:table-cell office:value-type="string" calcext:value-type="string">
            <text:p>REF_1d_KJ4397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office:value-type="string" calcext:value-type="string">
            <text:p>REF_1e_KC2481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  <table:table-cell table:number-columns-repeated="4"/>
          <table:table-cell office:value-type="string" calcext:value-type="string">
            <text:p>REF_1g_AM91065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office:value-type="string" calcext:value-type="string">
            <text:p>REF_1h_KC2481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51" calcext:value-type="float">
            <text:p>9351</text:p>
          </table:table-cell>
          <table:table-cell office:value-type="float" office:value="9481" calcext:value-type="float">
            <text:p>9481</text:p>
          </table:table-cell>
          <table:table-cell table:number-columns-repeated="4"/>
          <table:table-cell office:value-type="string" calcext:value-type="string">
            <text:p>REF_1h_KC2481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office:value-type="string" calcext:value-type="string">
            <text:p>REF_1i_KJ439772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REF_1j_KJ4397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_HQ537007</text:p>
          </table:table-cell>
          <table:table-cell table:number-columns-repeated="10"/>
          <table:table-cell office:value-type="string" calcext:value-type="string">
            <text:p>REF_1k_KJ4397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office:value-type="string" calcext:value-type="string">
            <text:p>REF_1l_KC2481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table:number-columns-repeated="4"/>
          <table:table-cell office:value-type="string" calcext:value-type="string">
            <text:p>REF_1l_KC2481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office:value-type="string" calcext:value-type="string">
            <text:p>REF_1l_KC248196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REF_1m_KJ439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_KC248195</text:p>
          </table:table-cell>
          <table:table-cell table:number-columns-repeated="10"/>
          <table:table-cell office:value-type="string" calcext:value-type="string">
            <text:p>REF_1m_KJ4397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office:value-type="string" calcext:value-type="string">
            <text:p>REF_1n_KJ4397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405" calcext:value-type="float">
            <text:p>9405</text:p>
          </table:table-cell>
          <table:table-cell office:value-type="float" office:value="9439" calcext:value-type="float">
            <text:p>94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string" calcext:value-type="string">
            <text:p>REF_1n_KJ439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_KJ439776</text:p>
          </table:table-cell>
          <table:table-cell table:number-columns-repeated="10"/>
          <table:table-cell office:value-type="string" calcext:value-type="string">
            <text:p>REF_1o_KJ4397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office:value-type="string" calcext:value-type="string">
            <text:p>REF_1o_MH8854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table:number-columns-repeated="4"/>
          <table:table-cell office:value-type="string" calcext:value-type="string">
            <text:p>REF_1_HQ537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office:value-type="string" calcext:value-type="string">
            <text:p>REF_1_AJ8512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97" calcext:value-type="float">
            <text:p>9397</text:p>
          </table:table-cell>
          <table:table-cell office:value-type="float" office:value="9462" calcext:value-type="float">
            <text:p>9462</text:p>
          </table:table-cell>
          <table:table-cell table:number-columns-repeated="4"/>
          <table:table-cell office:value-type="string" calcext:value-type="string">
            <text:p>REF_1_KC2481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office:value-type="string" calcext:value-type="string">
            <text:p>REF_1_KJ43978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REF_1_KJ439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_KJ439777</text:p>
          </table:table-cell>
          <table:table-cell table:number-columns-repeated="10"/>
          <table:table-cell office:value-type="string" calcext:value-type="string">
            <text:p>REF_1_KJ43977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office:value-type="string" calcext:value-type="string">
            <text:p>REF_2_D009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table:number-columns-repeated="4"/>
          <table:table-cell office:value-type="string" calcext:value-type="string">
            <text:p>REF_2a_D009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office:value-type="string" calcext:value-type="string">
            <text:p>REF_2a_AB0476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78" calcext:value-type="float">
            <text:p>9378</text:p>
          </table:table-cell>
          <table:table-cell office:value-type="float" office:value="9398" calcext:value-type="float">
            <text:p>9398</text:p>
          </table:table-cell>
          <table:table-cell table:number-columns-repeated="4"/>
          <table:table-cell office:value-type="string" calcext:value-type="string">
            <text:p>REF_2a_HQ6399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office:value-type="string" calcext:value-type="string">
            <text:p>REF_2b_D10988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REF_2b_AB0309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table:style-name="ce8" office:value-type="string" calcext:value-type="string">
            <text:p>REF_1o_MH885469</text:p>
          </table:table-cell>
          <table:table-cell table:number-columns-repeated="10"/>
          <table:table-cell office:value-type="string" calcext:value-type="string">
            <text:p>REF_2b_AB6613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office:value-type="string" calcext:value-type="string">
            <text:p>REF_2b_AB6613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REF_2c_D50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office:value-type="string" calcext:value-type="string">
            <text:p>REF_2c_JX2279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REF_2d_JF735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office:value-type="string" calcext:value-type="string">
            <text:p>REF_2e_JF73512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REF_2f_KC844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o_KJ439779</text:p>
          </table:table-cell>
          <table:table-cell table:number-columns-repeated="10"/>
          <table:table-cell office:value-type="string" calcext:value-type="string">
            <text:p>REF_2f_KC8440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office:value-type="string" calcext:value-type="string">
            <text:p>REF_2i_DQ1555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table:number-columns-repeated="4"/>
          <table:table-cell office:value-type="string" calcext:value-type="string">
            <text:p>REF_2j_HM7773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office:value-type="string" calcext:value-type="string">
            <text:p>REF_2j_JF735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79" calcext:value-type="float">
            <text:p>9379</text:p>
          </table:table-cell>
          <table:table-cell office:value-type="float" office:value="9413" calcext:value-type="float">
            <text:p>9413</text:p>
          </table:table-cell>
          <table:table-cell table:number-columns-repeated="4"/>
          <table:table-cell office:value-type="string" calcext:value-type="string">
            <text:p>REF_2j_HM77735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office:value-type="string" calcext:value-type="string">
            <text:p>REF_2k_AB031663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REF_2k_JX227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_KJ439780</text:p>
          </table:table-cell>
          <table:table-cell table:number-columns-repeated="10"/>
          <table:table-cell office:value-type="string" calcext:value-type="string">
            <text:p>REF_2m_JF7351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office:value-type="string" calcext:value-type="string">
            <text:p>REF_2m_JX2279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table:number-columns-repeated="4"/>
          <table:table-cell office:value-type="string" calcext:value-type="string">
            <text:p>REF_2q_FN6664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office:value-type="string" calcext:value-type="string">
            <text:p>REF_2q_FN6664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78" calcext:value-type="float">
            <text:p>9378</text:p>
          </table:table-cell>
          <table:table-cell office:value-type="float" office:value="9399" calcext:value-type="float">
            <text:p>9399</text:p>
          </table:table-cell>
          <table:table-cell table:number-columns-repeated="4"/>
          <table:table-cell office:value-type="string" calcext:value-type="string">
            <text:p>REF_2r_JF7351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office:value-type="string" calcext:value-type="string">
            <text:p>REF_2t_KC197238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REF_2u_JF735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a_EF407457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182" calcext:value-type="float">
            <text:p>9182</text:p>
          </table:table-cell>
          <table:table-cell office:value-type="float" office:value="9286" calcext:value-type="float">
            <text:p>9286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a_HQ850279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2" office:value-type="float" office:value="9191" calcext:value-type="float">
            <text:p>9191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a_M62321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78" calcext:value-type="float">
            <text:p>9378</text:p>
          </table:table-cell>
          <table:table-cell office:value-type="float" office:value="9401" calcext:value-type="float">
            <text:p>9401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a_M67463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78" calcext:value-type="float">
            <text:p>9378</text:p>
          </table:table-cell>
          <table:table-cell office:value-type="float" office:value="9416" calcext:value-type="float">
            <text:p>9416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a_NC_004102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78" calcext:value-type="float">
            <text:p>9378</text:p>
          </table:table-cell>
          <table:table-cell office:value-type="float" office:value="9646" calcext:value-type="float">
            <text:p>9646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b_D90208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63" calcext:value-type="float">
            <text:p>9363</text:p>
          </table:table-cell>
          <table:table-cell office:value-type="float" office:value="9413" calcext:value-type="float">
            <text:p>9413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b_EU781827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49" calcext:value-type="float">
            <text:p>9349</text:p>
          </table:table-cell>
          <table:table-cell office:value-type="float" office:value="9413" calcext:value-type="float">
            <text:p>9413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b_EU781828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38" calcext:value-type="float">
            <text:p>9338</text:p>
          </table:table-cell>
          <table:table-cell office:value-type="float" office:value="9359" calcext:value-type="float">
            <text:p>9359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b_M58335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32" calcext:value-type="float">
            <text:p>332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66" calcext:value-type="float">
            <text:p>9366</text:p>
          </table:table-cell>
          <table:table-cell office:value-type="float" office:value="9416" calcext:value-type="float">
            <text:p>9416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c_AY051292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78" calcext:value-type="float">
            <text:p>9378</text:p>
          </table:table-cell>
          <table:table-cell office:value-type="float" office:value="9441" calcext:value-type="float">
            <text:p>9441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c_AY651061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78" calcext:value-type="float">
            <text:p>9378</text:p>
          </table:table-cell>
          <table:table-cell office:value-type="float" office:value="9441" calcext:value-type="float">
            <text:p>9441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REF_2_JF735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c_D14853</text:p>
          </table:table-cell>
          <table:table-cell table:number-columns-repeated="10"/>
          <table:table-cell office:value-type="string" calcext:value-type="string">
            <text:p>REF_2_JF7351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office:value-type="string" calcext:value-type="string">
            <text:p>REF_2_JF7351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table:number-columns-repeated="4"/>
          <table:table-cell office:value-type="string" calcext:value-type="string">
            <text:p>REF_2_JF7351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office:value-type="string" calcext:value-type="string">
            <text:p>REF_2_JF7351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78" calcext:value-type="float">
            <text:p>9378</text:p>
          </table:table-cell>
          <table:table-cell office:value-type="float" office:value="9487" calcext:value-type="float">
            <text:p>9487</text:p>
          </table:table-cell>
          <table:table-cell table:number-columns-repeated="4"/>
          <table:table-cell office:value-type="string" calcext:value-type="string">
            <text:p>REF_2_KC1972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office:value-type="string" calcext:value-type="string">
            <text:p>REF_2_KC197237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REF_2_KC197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d_KJ439768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75" calcext:value-type="float">
            <text:p>9375</text:p>
          </table:table-cell>
          <table:table-cell office:value-type="float" office:value="9451" calcext:value-type="float">
            <text:p>9451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e_KC248194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89" calcext:value-type="float">
            <text:p>9389</text:p>
          </table:table-cell>
          <table:table-cell office:value-type="float" office:value="9422" calcext:value-type="float">
            <text:p>9422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g_AM910652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62" calcext:value-type="float">
            <text:p>9362</text:p>
          </table:table-cell>
          <table:table-cell office:value-type="float" office:value="9490" calcext:value-type="float">
            <text:p>9490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h_KC248198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81" calcext:value-type="float">
            <text:p>9381</text:p>
          </table:table-cell>
          <table:table-cell office:value-type="float" office:value="9421" calcext:value-type="float">
            <text:p>9421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h_KC248199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81" calcext:value-type="float">
            <text:p>9381</text:p>
          </table:table-cell>
          <table:table-cell office:value-type="float" office:value="9420" calcext:value-type="float">
            <text:p>9420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i_KJ439772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87" calcext:value-type="float">
            <text:p>9387</text:p>
          </table:table-cell>
          <table:table-cell office:value-type="float" office:value="9421" calcext:value-type="float">
            <text:p>9421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j_KJ439773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78" calcext:value-type="float">
            <text:p>9378</text:p>
          </table:table-cell>
          <table:table-cell office:value-type="float" office:value="9413" calcext:value-type="float">
            <text:p>9413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k_KJ439774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78" calcext:value-type="float">
            <text:p>9378</text:p>
          </table:table-cell>
          <table:table-cell office:value-type="float" office:value="9446" calcext:value-type="float">
            <text:p>9446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l_KC248193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97" calcext:value-type="float">
            <text:p>9397</text:p>
          </table:table-cell>
          <table:table-cell office:value-type="float" office:value="9430" calcext:value-type="float">
            <text:p>9430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l_KC248196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97" calcext:value-type="float">
            <text:p>9397</text:p>
          </table:table-cell>
          <table:table-cell office:value-type="float" office:value="9428" calcext:value-type="float">
            <text:p>9428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l_KC248197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400" calcext:value-type="float">
            <text:p>9400</text:p>
          </table:table-cell>
          <table:table-cell office:value-type="float" office:value="9433" calcext:value-type="float">
            <text:p>9433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m_KJ439778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81" calcext:value-type="float">
            <text:p>9381</text:p>
          </table:table-cell>
          <table:table-cell office:value-type="float" office:value="9448" calcext:value-type="float">
            <text:p>9448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m_KJ439782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78" calcext:value-type="float">
            <text:p>9378</text:p>
          </table:table-cell>
          <table:table-cell office:value-type="float" office:value="9448" calcext:value-type="float">
            <text:p>9448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n_KJ439775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78" calcext:value-type="float">
            <text:p>9378</text:p>
          </table:table-cell>
          <table:table-cell office:value-type="float" office:value="9411" calcext:value-type="float">
            <text:p>9411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1n_KJ439781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79" calcext:value-type="float">
            <text:p>9379</text:p>
          </table:table-cell>
          <table:table-cell office:value-type="float" office:value="9447" calcext:value-type="float">
            <text:p>9447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_D00944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443" calcext:value-type="float">
            <text:p>9443</text:p>
          </table:table-cell>
          <table:table-cell office:value-type="float" office:value="9589" calcext:value-type="float">
            <text:p>9589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_JF735110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443" calcext:value-type="float">
            <text:p>9443</text:p>
          </table:table-cell>
          <table:table-cell office:value-type="float" office:value="9508" calcext:value-type="float">
            <text:p>9508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_JF735116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443" calcext:value-type="float">
            <text:p>9443</text:p>
          </table:table-cell>
          <table:table-cell office:value-type="float" office:value="9514" calcext:value-type="float">
            <text:p>9514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_JF735117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437" calcext:value-type="float">
            <text:p>9437</text:p>
          </table:table-cell>
          <table:table-cell office:value-type="float" office:value="9510" calcext:value-type="float">
            <text:p>9510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_JF735118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443" calcext:value-type="float">
            <text:p>9443</text:p>
          </table:table-cell>
          <table:table-cell office:value-type="float" office:value="9615" calcext:value-type="float">
            <text:p>9615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_JF735119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453" calcext:value-type="float">
            <text:p>9453</text:p>
          </table:table-cell>
          <table:table-cell office:value-type="float" office:value="9628" calcext:value-type="float">
            <text:p>9628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_KC197236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_KC197237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_KC197239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a_AB047639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443" calcext:value-type="float">
            <text:p>9443</text:p>
          </table:table-cell>
          <table:table-cell office:value-type="float" office:value="9678" calcext:value-type="float">
            <text:p>9678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a_D00944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443" calcext:value-type="float">
            <text:p>9443</text:p>
          </table:table-cell>
          <table:table-cell office:value-type="float" office:value="9589" calcext:value-type="float">
            <text:p>9589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a_HQ639944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79" calcext:value-type="float">
            <text:p>9379</text:p>
          </table:table-cell>
          <table:table-cell office:value-type="float" office:value="9392" calcext:value-type="float">
            <text:p>9392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b_AB030907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444" calcext:value-type="float">
            <text:p>9444</text:p>
          </table:table-cell>
          <table:table-cell office:value-type="float" office:value="9654" calcext:value-type="float">
            <text:p>9654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b_D10988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444" calcext:value-type="float">
            <text:p>9444</text:p>
          </table:table-cell>
          <table:table-cell office:value-type="float" office:value="9511" calcext:value-type="float">
            <text:p>9511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c_D50409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455" calcext:value-type="float">
            <text:p>9455</text:p>
          </table:table-cell>
          <table:table-cell office:value-type="float" office:value="9513" calcext:value-type="float">
            <text:p>9513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c_JX227949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2" office:value-type="float" office:value="9295" calcext:value-type="float">
            <text:p>9295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d_JF735114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443" calcext:value-type="float">
            <text:p>9443</text:p>
          </table:table-cell>
          <table:table-cell office:value-type="float" office:value="9508" calcext:value-type="float">
            <text:p>9508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e_JF735120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659" calcext:value-type="float">
            <text:p>9659</text:p>
          </table:table-cell>
          <table:table-cell office:value-type="float" office:value="9825" calcext:value-type="float">
            <text:p>9825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f_KC844042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443" calcext:value-type="float">
            <text:p>9443</text:p>
          </table:table-cell>
          <table:table-cell office:value-type="float" office:value="9472" calcext:value-type="float">
            <text:p>9472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f_KC844050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443" calcext:value-type="float">
            <text:p>9443</text:p>
          </table:table-cell>
          <table:table-cell office:value-type="float" office:value="9470" calcext:value-type="float">
            <text:p>9470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i_DQ155561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j_HM777358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j_HM777359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111" calcext:value-type="float">
            <text:p>9111</text:p>
          </table:table-cell>
          <table:table-cell office:value-type="float" office:value="9383" calcext:value-type="float">
            <text:p>9383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j_JF735113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191" calcext:value-type="float">
            <text:p>9191</text:p>
          </table:table-cell>
          <table:table-cell office:value-type="float" office:value="9509" calcext:value-type="float">
            <text:p>9509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k_AB031663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444" calcext:value-type="float">
            <text:p>9444</text:p>
          </table:table-cell>
          <table:table-cell office:value-type="float" office:value="9488" calcext:value-type="float">
            <text:p>9488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k_JX227953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65" calcext:value-type="float">
            <text:p>9365</text:p>
          </table:table-cell>
          <table:table-cell office:value-type="float" office:value="9380" calcext:value-type="float">
            <text:p>9380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table:style-name="ce8" office:value-type="string" calcext:value-type="string">
            <text:p>REF_2b_AB661388</text:p>
          </table:table-cell>
          <table:table-cell office:value-type="string" calcext:value-type="string">
            <text:p># not added to source code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?</text:p>
          </table:table-cell>
          <table:table-cell table:number-columns-repeated="5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?</text:p>
          </table:table-cell>
          <table:table-cell table:number-columns-repeated="5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2">
          <table:table-cell office:value-type="string" calcext:value-type="string">
            <text:p>reference</text:p>
          </table:table-cell>
          <table:table-cell table:style-name="ce8" office:value-type="string" calcext:value-type="string">
            <text:p>REF_2b_AB661382</text:p>
          </table:table-cell>
          <table:table-cell table:style-name="ce5" office:value-type="string" calcext:value-type="string">
            <text:p>was renamed NC_009824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?</text:p>
          </table:table-cell>
          <table:table-cell table:number-columns-repeated="5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?</text:p>
          </table:table-cell>
          <table:table-cell table:number-columns-repeated="5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m_JF735111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446" calcext:value-type="float">
            <text:p>9446</text:p>
          </table:table-cell>
          <table:table-cell office:value-type="float" office:value="9618" calcext:value-type="float">
            <text:p>9618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m_JX227967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69" calcext:value-type="float">
            <text:p>9369</text:p>
          </table:table-cell>
          <table:table-cell office:value-type="float" office:value="9383" calcext:value-type="float">
            <text:p>9383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q_FN666428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416" calcext:value-type="float">
            <text:p>9416</text:p>
          </table:table-cell>
          <table:table-cell office:value-type="float" office:value="9566" calcext:value-type="float">
            <text:p>9566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q_FN666429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2" office:value-type="float" office:value="9398" calcext:value-type="float">
            <text:p>9398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r_JF735115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443" calcext:value-type="float">
            <text:p>9443</text:p>
          </table:table-cell>
          <table:table-cell office:value-type="float" office:value="9512" calcext:value-type="float">
            <text:p>95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t_KC19723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422" calcext:value-type="float">
            <text:p>9422</text:p>
          </table:table-cell>
          <table:table-cell office:value-type="float" office:value="9616" calcext:value-type="float">
            <text:p>96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2u_JF73511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455" calcext:value-type="float">
            <text:p>9455</text:p>
          </table:table-cell>
          <table:table-cell office:value-type="float" office:value="9520" calcext:value-type="float">
            <text:p>952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table:style-name="ce8" office:value-type="string" calcext:value-type="string">
            <text:p>REF_3_D1776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406" calcext:value-type="float">
            <text:p>9406</text:p>
          </table:table-cell>
          <table:table-cell office:value-type="float" office:value="9456" calcext:value-type="float">
            <text:p>9456</text:p>
          </table:table-cell>
          <table:table-cell table:number-columns-repeated="4"/>
          <table:table-cell office:value-type="string" calcext:value-type="string">
            <text:p>REF_3_D17763</text:p>
          </table:table-cell>
          <table:table-cell table:style-name="ce5" office:value-type="string" calcext:value-type="string">
            <text:p>was renamed NC_00982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office:value-type="string" calcext:value-type="string">
            <text:p>REF_3a_D17763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REF_3a_D289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3_JF735124</text:p>
          </table:table-cell>
          <table:table-cell table:number-columns-repeated="10"/>
          <table:table-cell office:value-type="string" calcext:value-type="string">
            <text:p>REF_3a_X769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office:value-type="string" calcext:value-type="string">
            <text:p>REF_3a_JN7141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table:number-columns-repeated="4"/>
          <table:table-cell office:value-type="string" calcext:value-type="string">
            <text:p>REF_3b_D493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office:value-type="string" calcext:value-type="string">
            <text:p>REF_3b_JQ0657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406" calcext:value-type="float">
            <text:p>9406</text:p>
          </table:table-cell>
          <table:table-cell office:value-type="float" office:value="9583" calcext:value-type="float">
            <text:p>9583</text:p>
          </table:table-cell>
          <table:table-cell table:number-columns-repeated="4"/>
          <table:table-cell office:value-type="string" calcext:value-type="string">
            <text:p>REF_3d_KJ4706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office:value-type="string" calcext:value-type="string">
            <text:p>REF_3e_KJ470618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REF_3g_JX227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3a_D28917</text:p>
          </table:table-cell>
          <table:table-cell table:number-columns-repeated="10"/>
          <table:table-cell office:value-type="string" calcext:value-type="string">
            <text:p>REF_3g_JF7351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office:value-type="string" calcext:value-type="string">
            <text:p>REF_3h_JF73512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table:number-columns-repeated="4"/>
          <table:table-cell office:value-type="string" calcext:value-type="string">
            <text:p>REF_3h_JF7351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office:value-type="string" calcext:value-type="string">
            <text:p>REF_3i_FJ4070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406" calcext:value-type="float">
            <text:p>9406</text:p>
          </table:table-cell>
          <table:table-cell office:value-type="float" office:value="9454" calcext:value-type="float">
            <text:p>9454</text:p>
          </table:table-cell>
          <table:table-cell table:number-columns-repeated="4"/>
          <table:table-cell office:value-type="string" calcext:value-type="string">
            <text:p>REF_3i_JX2279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office:value-type="string" calcext:value-type="string">
            <text:p>REF_3k_D63821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REF_3k_JF735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3a_JN714194</text:p>
          </table:table-cell>
          <table:table-cell table:number-columns-repeated="10"/>
          <table:table-cell office:value-type="string" calcext:value-type="string">
            <text:p>REF_3_JF7351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410" calcext:value-type="float">
            <text:p>9410</text:p>
          </table:table-cell>
          <table:table-cell office:value-type="float" office:value="9429" calcext:value-type="float">
            <text:p>9429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table:style-name="ce8" office:value-type="string" calcext:value-type="string">
            <text:p>REF_3a_D17763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406" calcext:value-type="float">
            <text:p>9406</text:p>
          </table:table-cell>
          <table:table-cell office:value-type="float" office:value="9456" calcext:value-type="float">
            <text:p>9456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3a_X76918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65" calcext:value-type="float">
            <text:p>9365</text:p>
          </table:table-cell>
          <table:table-cell office:value-type="float" office:value="9390" calcext:value-type="float">
            <text:p>9390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3b_D49374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412" calcext:value-type="float">
            <text:p>9412</text:p>
          </table:table-cell>
          <table:table-cell office:value-type="float" office:value="9444" calcext:value-type="float">
            <text:p>9444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3b_JQ06570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3d_KJ4706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407" calcext:value-type="float">
            <text:p>9407</text:p>
          </table:table-cell>
          <table:table-cell office:value-type="float" office:value="9458" calcext:value-type="float">
            <text:p>94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3e_KJ47061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406" calcext:value-type="float">
            <text:p>9406</text:p>
          </table:table-cell>
          <table:table-cell office:value-type="float" office:value="9458" calcext:value-type="float">
            <text:p>94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3g_JF73512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415" calcext:value-type="float">
            <text:p>9415</text:p>
          </table:table-cell>
          <table:table-cell office:value-type="float" office:value="9634" calcext:value-type="float">
            <text:p>9634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3g_JX227954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34" calcext:value-type="float">
            <text:p>9334</text:p>
          </table:table-cell>
          <table:table-cell office:value-type="float" office:value="9353" calcext:value-type="float">
            <text:p>9353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3h_JF735121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400" calcext:value-type="float">
            <text:p>9400</text:p>
          </table:table-cell>
          <table:table-cell office:value-type="float" office:value="9579" calcext:value-type="float">
            <text:p>9579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3h_JF735126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400" calcext:value-type="float">
            <text:p>9400</text:p>
          </table:table-cell>
          <table:table-cell office:value-type="float" office:value="9633" calcext:value-type="float">
            <text:p>96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3i_FJ40709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407" calcext:value-type="float">
            <text:p>9407</text:p>
          </table:table-cell>
          <table:table-cell office:value-type="float" office:value="9433" calcext:value-type="float">
            <text:p>94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3i_JX22795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32" calcext:value-type="float">
            <text:p>9332</text:p>
          </table:table-cell>
          <table:table-cell office:value-type="float" office:value="9352" calcext:value-type="float">
            <text:p>9352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3k_D63821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400" calcext:value-type="float">
            <text:p>9400</text:p>
          </table:table-cell>
          <table:table-cell office:value-type="float" office:value="9450" calcext:value-type="float">
            <text:p>9450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3k_JF735122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400" calcext:value-type="float">
            <text:p>9400</text:p>
          </table:table-cell>
          <table:table-cell office:value-type="float" office:value="9660" calcext:value-type="float">
            <text:p>9660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table:style-name="ce8" office:value-type="string" calcext:value-type="string">
            <text:p>REF_4_Y11604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79" calcext:value-type="float">
            <text:p>279</text:p>
          </table:table-cell>
          <table:table-cell table:number-columns-repeated="4"/>
          <table:table-cell office:value-type="string" calcext:value-type="string">
            <text:p>REF_4_Y11604</text:p>
          </table:table-cell>
          <table:table-cell table:style-name="ce5" office:value-type="string" calcext:value-type="string">
            <text:p>was renamed NC_00982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office:value-type="string" calcext:value-type="string">
            <text:p>REF_4a_Y116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07" calcext:value-type="float">
            <text:p>9307</text:p>
          </table:table-cell>
          <table:table-cell office:value-type="float" office:value="9355" calcext:value-type="float">
            <text:p>9355</text:p>
          </table:table-cell>
          <table:table-cell table:number-columns-repeated="4"/>
          <table:table-cell office:value-type="string" calcext:value-type="string">
            <text:p>REF_4a_DQ9880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office:value-type="string" calcext:value-type="string">
            <text:p>REF_4a_DQ418789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REF_4b_FJ462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_FJ025854</text:p>
          </table:table-cell>
          <table:table-cell table:number-columns-repeated="10"/>
          <table:table-cell office:value-type="string" calcext:value-type="string">
            <text:p>REF_4c_FJ4624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office:value-type="string" calcext:value-type="string">
            <text:p>REF_4d_DQ4187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4"/>
          <table:table-cell office:value-type="string" calcext:value-type="string">
            <text:p>REF_4d_FJ4624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office:value-type="string" calcext:value-type="string">
            <text:p>REF_4d_EU3921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224" calcext:value-type="float">
            <text:p>9224</text:p>
          </table:table-cell>
          <table:table-cell office:value-type="float" office:value="9267" calcext:value-type="float">
            <text:p>9267</text:p>
          </table:table-cell>
          <table:table-cell table:number-columns-repeated="4"/>
          <table:table-cell office:value-type="string" calcext:value-type="string">
            <text:p>REF_4f_EF5891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office:value-type="string" calcext:value-type="string">
            <text:p>REF_4f_EU392175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REF_4f_EU392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_JF735127</text:p>
          </table:table-cell>
          <table:table-cell table:number-columns-repeated="10"/>
          <table:table-cell office:value-type="string" calcext:value-type="string">
            <text:p>REF_4g_FJ4624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office:value-type="string" calcext:value-type="string">
            <text:p>REF_4g_JX2279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table:number-columns-repeated="4"/>
          <table:table-cell office:value-type="string" calcext:value-type="string">
            <text:p>REF_4g?_JX2279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office:value-type="string" calcext:value-type="string">
            <text:p>REF_4k_EU39217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77" calcext:value-type="float">
            <text:p>9377</text:p>
          </table:table-cell>
          <table:table-cell office:value-type="float" office:value="9441" calcext:value-type="float">
            <text:p>9441</text:p>
          </table:table-cell>
          <table:table-cell table:number-columns-repeated="4"/>
          <table:table-cell office:value-type="string" calcext:value-type="string">
            <text:p>REF_4k_FJ4624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office:value-type="string" calcext:value-type="string">
            <text:p>REF_4k_EU392171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REF_4l_FJ8398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_JF735129</text:p>
          </table:table-cell>
          <table:table-cell table:number-columns-repeated="10"/>
          <table:table-cell office:value-type="string" calcext:value-type="string">
            <text:p>REF_4l_JX2279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office:value-type="string" calcext:value-type="string">
            <text:p>REF_4m_FJ4624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table:number-columns-repeated="4"/>
          <table:table-cell office:value-type="string" calcext:value-type="string">
            <text:p>REF_4m_JX2279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office:value-type="string" calcext:value-type="string">
            <text:p>REF_4n_FJ4624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62" calcext:value-type="float">
            <text:p>9362</text:p>
          </table:table-cell>
          <table:table-cell office:value-type="float" office:value="9426" calcext:value-type="float">
            <text:p>9426</text:p>
          </table:table-cell>
          <table:table-cell table:number-columns-repeated="4"/>
          <table:table-cell office:value-type="string" calcext:value-type="string">
            <text:p>REF_4n_JX22797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office:value-type="string" calcext:value-type="string">
            <text:p>REF_4o_FJ46244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REF_4o_JX227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_JF735130</text:p>
          </table:table-cell>
          <table:table-cell table:number-columns-repeated="10"/>
          <table:table-cell office:value-type="string" calcext:value-type="string">
            <text:p>REF_4p_FJ4624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office:value-type="string" calcext:value-type="string">
            <text:p>REF_4q_FJ4624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table:number-columns-repeated="4"/>
          <table:table-cell office:value-type="string" calcext:value-type="string">
            <text:p>REF_4r_FJ4624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office:value-type="string" calcext:value-type="string">
            <text:p>REF_4r_JX2279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65" calcext:value-type="float">
            <text:p>9365</text:p>
          </table:table-cell>
          <table:table-cell office:value-type="float" office:value="9430" calcext:value-type="float">
            <text:p>9430</text:p>
          </table:table-cell>
          <table:table-cell table:number-columns-repeated="4"/>
          <table:table-cell office:value-type="string" calcext:value-type="string">
            <text:p>REF_4s_JF7351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office:value-type="string" calcext:value-type="string">
            <text:p>REF_4t_FJ839869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REF_4v_HQ537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_JF735131</text:p>
          </table:table-cell>
          <table:table-cell table:number-columns-repeated="10"/>
          <table:table-cell office:value-type="string" calcext:value-type="string">
            <text:p>REF_4v_JX22795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office:value-type="string" calcext:value-type="string">
            <text:p>REF_4v_HQ537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table:number-columns-repeated="4"/>
          <table:table-cell office:value-type="string" calcext:value-type="string">
            <text:p>REF_4v_JX22796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office:value-type="string" calcext:value-type="string">
            <text:p>REF_4w_FJ0258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63" calcext:value-type="float">
            <text:p>9363</text:p>
          </table:table-cell>
          <table:table-cell office:value-type="float" office:value="9426" calcext:value-type="float">
            <text:p>9426</text:p>
          </table:table-cell>
          <table:table-cell table:number-columns-repeated="4"/>
          <table:table-cell office:value-type="string" calcext:value-type="string">
            <text:p>REF_4w_FJ0258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office:value-type="string" calcext:value-type="string">
            <text:p>REF_4_FJ025854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REF_4_JX2279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_JF735132</text:p>
          </table:table-cell>
          <table:table-cell table:number-columns-repeated="10"/>
          <table:table-cell office:value-type="string" calcext:value-type="string">
            <text:p>REF_4_JF7351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office:value-type="string" calcext:value-type="string">
            <text:p>REF_4_JF7351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table:number-columns-repeated="4"/>
          <table:table-cell office:value-type="string" calcext:value-type="string">
            <text:p>REF_4_JF7351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office:value-type="string" calcext:value-type="string">
            <text:p>REF_4_JF7351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470" calcext:value-type="float">
            <text:p>9470</text:p>
          </table:table-cell>
          <table:table-cell office:value-type="float" office:value="9535" calcext:value-type="float">
            <text:p>9535</text:p>
          </table:table-cell>
          <table:table-cell table:number-columns-repeated="4"/>
          <table:table-cell office:value-type="string" calcext:value-type="string">
            <text:p>REF_4_JF7351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office:value-type="string" calcext:value-type="string">
            <text:p>REF_4_JF735138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REF_4_JF735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_JF735134</text:p>
          </table:table-cell>
          <table:table-cell table:number-columns-repeated="10"/>
          <table:table-cell office:value-type="string" calcext:value-type="string">
            <text:p>REF_4_JF7351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77" calcext:value-type="float">
            <text:p>9377</text:p>
          </table:table-cell>
          <table:table-cell office:value-type="float" office:value="9437" calcext:value-type="float">
            <text:p>9437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_JF735135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65" calcext:value-type="float">
            <text:p>9365</text:p>
          </table:table-cell>
          <table:table-cell office:value-type="float" office:value="9431" calcext:value-type="float">
            <text:p>9431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_JF735138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80" calcext:value-type="float">
            <text:p>9380</text:p>
          </table:table-cell>
          <table:table-cell office:value-type="float" office:value="9563" calcext:value-type="float">
            <text:p>9563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_JX227964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11" calcext:value-type="float">
            <text:p>9311</text:p>
          </table:table-cell>
          <table:table-cell office:value-type="float" office:value="9337" calcext:value-type="float">
            <text:p>9337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a_DQ418789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289" calcext:value-type="float">
            <text:p>9289</text:p>
          </table:table-cell>
          <table:table-cell office:value-type="float" office:value="9295" calcext:value-type="float">
            <text:p>9295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a_DQ988074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053" calcext:value-type="float">
            <text:p>9053</text:p>
          </table:table-cell>
          <table:table-cell office:value-type="float" office:value="9054" calcext:value-type="float">
            <text:p>9054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table:style-name="ce8" office:value-type="string" calcext:value-type="string">
            <text:p>REF_4a_Y11604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79" calcext:value-type="float">
            <text:p>279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07" calcext:value-type="float">
            <text:p>9307</text:p>
          </table:table-cell>
          <table:table-cell office:value-type="float" office:value="9355" calcext:value-type="float">
            <text:p>9355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b_FJ462435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77" calcext:value-type="float">
            <text:p>9377</text:p>
          </table:table-cell>
          <table:table-cell office:value-type="float" office:value="9440" calcext:value-type="float">
            <text:p>9440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c_FJ462436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410" calcext:value-type="float">
            <text:p>9410</text:p>
          </table:table-cell>
          <table:table-cell office:value-type="float" office:value="9468" calcext:value-type="float">
            <text:p>9468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d_DQ418786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259" calcext:value-type="float">
            <text:p>9259</text:p>
          </table:table-cell>
          <table:table-cell office:value-type="float" office:value="9273" calcext:value-type="float">
            <text:p>9273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d_EU392172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284" calcext:value-type="float">
            <text:p>9284</text:p>
          </table:table-cell>
          <table:table-cell office:value-type="float" office:value="9299" calcext:value-type="float">
            <text:p>9299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d_FJ462437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089" calcext:value-type="float">
            <text:p>9089</text:p>
          </table:table-cell>
          <table:table-cell office:value-type="float" office:value="9421" calcext:value-type="float">
            <text:p>9421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f_EF589161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f_EU392174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290" calcext:value-type="float">
            <text:p>9290</text:p>
          </table:table-cell>
          <table:table-cell office:value-type="float" office:value="9298" calcext:value-type="float">
            <text:p>9298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f_EU392175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289" calcext:value-type="float">
            <text:p>9289</text:p>
          </table:table-cell>
          <table:table-cell office:value-type="float" office:value="9297" calcext:value-type="float">
            <text:p>92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g_FJ46243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69" calcext:value-type="float">
            <text:p>9369</text:p>
          </table:table-cell>
          <table:table-cell office:value-type="float" office:value="9435" calcext:value-type="float">
            <text:p>94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table:style-name="ce8" office:value-type="string" calcext:value-type="string">
            <text:p>REF_4g?_JX22796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288" calcext:value-type="float">
            <text:p>9288</text:p>
          </table:table-cell>
          <table:table-cell office:value-type="float" office:value="9314" calcext:value-type="float">
            <text:p>93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g_JX22797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158" calcext:value-type="float">
            <text:p>9158</text:p>
          </table:table-cell>
          <table:table-cell office:value-type="float" office:value="9174" calcext:value-type="float">
            <text:p>91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k_EU39217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263" calcext:value-type="float">
            <text:p>9263</text:p>
          </table:table-cell>
          <table:table-cell office:value-type="float" office:value="9281" calcext:value-type="float">
            <text:p>92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k_EU39217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00" calcext:value-type="float">
            <text:p>9300</text:p>
          </table:table-cell>
          <table:table-cell office:value-type="float" office:value="9312" calcext:value-type="float">
            <text:p>93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k_FJ46243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78" calcext:value-type="float">
            <text:p>9378</text:p>
          </table:table-cell>
          <table:table-cell office:value-type="float" office:value="9438" calcext:value-type="float">
            <text:p>94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l_FJ83987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62" calcext:value-type="float">
            <text:p>9362</text:p>
          </table:table-cell>
          <table:table-cell office:value-type="float" office:value="9388" calcext:value-type="float">
            <text:p>93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l_JX22795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291" calcext:value-type="float">
            <text:p>9291</text:p>
          </table:table-cell>
          <table:table-cell office:value-type="float" office:value="9317" calcext:value-type="float">
            <text:p>93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m_FJ4624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63" calcext:value-type="float">
            <text:p>9363</text:p>
          </table:table-cell>
          <table:table-cell office:value-type="float" office:value="9425" calcext:value-type="float">
            <text:p>94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m_JX22797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285" calcext:value-type="float">
            <text:p>9285</text:p>
          </table:table-cell>
          <table:table-cell office:value-type="float" office:value="9305" calcext:value-type="float">
            <text:p>93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n_FJ46244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68" calcext:value-type="float">
            <text:p>9368</text:p>
          </table:table-cell>
          <table:table-cell office:value-type="float" office:value="9435" calcext:value-type="float">
            <text:p>94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n_JX22797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287" calcext:value-type="float">
            <text:p>9287</text:p>
          </table:table-cell>
          <table:table-cell office:value-type="float" office:value="9301" calcext:value-type="float">
            <text:p>93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o_FJ46244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60" calcext:value-type="float">
            <text:p>9360</text:p>
          </table:table-cell>
          <table:table-cell office:value-type="float" office:value="9422" calcext:value-type="float">
            <text:p>94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o_JX22797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270" calcext:value-type="float">
            <text:p>9270</text:p>
          </table:table-cell>
          <table:table-cell office:value-type="float" office:value="9286" calcext:value-type="float">
            <text:p>92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p_FJ46243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65" calcext:value-type="float">
            <text:p>9365</text:p>
          </table:table-cell>
          <table:table-cell office:value-type="float" office:value="9475" calcext:value-type="float">
            <text:p>94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q_FJ46243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75" calcext:value-type="float">
            <text:p>9375</text:p>
          </table:table-cell>
          <table:table-cell office:value-type="float" office:value="9433" calcext:value-type="float">
            <text:p>94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r_FJ46243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77" calcext:value-type="float">
            <text:p>9377</text:p>
          </table:table-cell>
          <table:table-cell office:value-type="float" office:value="9440" calcext:value-type="float">
            <text:p>944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r_JX22797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02" calcext:value-type="float">
            <text:p>9302</text:p>
          </table:table-cell>
          <table:table-cell office:value-type="float" office:value="9319" calcext:value-type="float">
            <text:p>93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s_JF73513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63" calcext:value-type="float">
            <text:p>9363</text:p>
          </table:table-cell>
          <table:table-cell office:value-type="float" office:value="9426" calcext:value-type="float">
            <text:p>94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t_FJ839869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65" calcext:value-type="float">
            <text:p>9365</text:p>
          </table:table-cell>
          <table:table-cell office:value-type="float" office:value="9488" calcext:value-type="float">
            <text:p>9488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v_HQ537008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173" calcext:value-type="float">
            <text:p>9173</text:p>
          </table:table-cell>
          <table:table-cell office:value-type="float" office:value="9174" calcext:value-type="float">
            <text:p>9174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v_HQ537009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176" calcext:value-type="float">
            <text:p>9176</text:p>
          </table:table-cell>
          <table:table-cell office:value-type="float" office:value="9177" calcext:value-type="float">
            <text:p>9177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number-columns-repeated="1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v_JX22795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298" calcext:value-type="float">
            <text:p>9298</text:p>
          </table:table-cell>
          <table:table-cell office:value-type="float" office:value="9323" calcext:value-type="float">
            <text:p>93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v_JX22796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245" calcext:value-type="float">
            <text:p>9245</text:p>
          </table:table-cell>
          <table:table-cell office:value-type="float" office:value="9270" calcext:value-type="float">
            <text:p>927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w_FJ02585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227" calcext:value-type="float">
            <text:p>9227</text:p>
          </table:table-cell>
          <table:table-cell office:value-type="float" office:value="9242" calcext:value-type="float">
            <text:p>9242</text:p>
          </table:table-cell>
          <table:table-cell table:number-columns-repeated="4"/>
          <table:table-cell office:value-type="string" calcext:value-type="string">
            <text:p>REF_5_AF0644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office:value-type="string" calcext:value-type="string">
            <text:p>REF_5a_AF064490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string" calcext:value-type="string">
            <text:p>REF_5a_Y13184</text:p>
          </table:table-cell>
          <table:table-cell table:style-name="ce5" office:value-type="string" calcext:value-type="string">
            <text:p>was renamed NC_009826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4w_FJ025856</text:p>
          </table:table-cell>
          <table:table-cell table:number-columns-repeated="10"/>
          <table:table-cell office:value-type="string" calcext:value-type="string">
            <text:p>REF_5_KT5952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office:value-type="string" calcext:value-type="string">
            <text:p>REF_6_Y1208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4"/>
          <table:table-cell office:value-type="string" calcext:value-type="string">
            <text:p>REF_6a_Y1208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office:value-type="string" calcext:value-type="string">
            <text:p>REF_6a_AY85952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227" calcext:value-type="float">
            <text:p>9227</text:p>
          </table:table-cell>
          <table:table-cell office:value-type="float" office:value="9271" calcext:value-type="float">
            <text:p>9271</text:p>
          </table:table-cell>
          <table:table-cell table:number-columns-repeated="4"/>
          <table:table-cell office:value-type="string" calcext:value-type="string">
            <text:p>REF_6a_HQ6399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office:value-type="string" calcext:value-type="string">
            <text:p>REF_6a_EU246930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string" calcext:value-type="string">
            <text:p>REF_6b_D84262</text:p>
          </table:table-cell>
          <table:table-cell table:style-name="ce5" office:value-type="string" calcext:value-type="string">
            <text:p>was renamed NC_009827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table:style-name="ce8" office:value-type="string" calcext:value-type="string">
            <text:p>REF_5_AF064490</text:p>
          </table:table-cell>
          <table:table-cell table:number-columns-repeated="10"/>
          <table:table-cell office:value-type="string" calcext:value-type="string">
            <text:p>REF_6c_EF4246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office:value-type="string" calcext:value-type="string">
            <text:p>REF_6d_D842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table:number-columns-repeated="4"/>
          <table:table-cell office:value-type="string" calcext:value-type="string">
            <text:p>REF_6e_DQ3148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office:value-type="string" calcext:value-type="string">
            <text:p>REF_6e_EU2469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292" calcext:value-type="float">
            <text:p>9292</text:p>
          </table:table-cell>
          <table:table-cell office:value-type="float" office:value="9408" calcext:value-type="float">
            <text:p>9408</text:p>
          </table:table-cell>
          <table:table-cell table:number-columns-repeated="4"/>
          <table:table-cell office:value-type="string" calcext:value-type="string">
            <text:p>REF_6e?_EU2469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office:value-type="string" calcext:value-type="string">
            <text:p>REF_6f_DQ83576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REF_6f_EU2469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5a_AF064490</text:p>
          </table:table-cell>
          <table:table-cell table:number-columns-repeated="10"/>
          <table:table-cell office:value-type="string" calcext:value-type="string">
            <text:p>REF_6g_D638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office:value-type="string" calcext:value-type="string">
            <text:p>REF_6g_DQ3148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table:number-columns-repeated="4"/>
          <table:table-cell office:value-type="string" calcext:value-type="string">
            <text:p>REF_6h_D8426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office:value-type="string" calcext:value-type="string">
            <text:p>REF_6i_DQ83577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292" calcext:value-type="float">
            <text:p>9292</text:p>
          </table:table-cell>
          <table:table-cell office:value-type="float" office:value="9408" calcext:value-type="float">
            <text:p>9408</text:p>
          </table:table-cell>
          <table:table-cell table:number-columns-repeated="4"/>
          <table:table-cell office:value-type="string" calcext:value-type="string">
            <text:p>REF_6i_DQ8357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office:value-type="string" calcext:value-type="string">
            <text:p>REF_6j_DQ835769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REF_6j_DQ835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table:style-name="ce8" office:value-type="string" calcext:value-type="string">
            <text:p>REF_5_KT595242</text:p>
          </table:table-cell>
          <table:table-cell table:number-columns-repeated="10"/>
          <table:table-cell office:value-type="string" calcext:value-type="string">
            <text:p>REF_6k_D842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office:value-type="string" calcext:value-type="string">
            <text:p>REF_6l_EF4246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79" calcext:value-type="float">
            <text:p>279</text:p>
          </table:table-cell>
          <table:table-cell table:number-columns-repeated="4"/>
          <table:table-cell office:value-type="string" calcext:value-type="string">
            <text:p>REF_6l_JX1835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office:value-type="string" calcext:value-type="string">
            <text:p>REF_6m_DQ8357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25" calcext:value-type="float">
            <text:p>9325</text:p>
          </table:table-cell>
          <table:table-cell office:value-type="float" office:value="9343" calcext:value-type="float">
            <text:p>9343</text:p>
          </table:table-cell>
          <table:table-cell table:number-columns-repeated="4"/>
          <table:table-cell office:value-type="string" calcext:value-type="string">
            <text:p>REF_6m_DQ8357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office:value-type="string" calcext:value-type="string">
            <text:p>REF_6n_DQ278894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REF_6n_DQ835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table:style-name="ce8" office:value-type="string" calcext:value-type="string">
            <text:p>REF_5a_Y13184</text:p>
          </table:table-cell>
          <table:table-cell table:number-columns-repeated="10"/>
          <table:table-cell office:value-type="string" calcext:value-type="string">
            <text:p>REF_6n_EU2469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office:value-type="string" calcext:value-type="string">
            <text:p>REF_6o_EF4246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79" calcext:value-type="float">
            <text:p>279</text:p>
          </table:table-cell>
          <table:table-cell table:number-columns-repeated="4"/>
          <table:table-cell office:value-type="string" calcext:value-type="string">
            <text:p>REF_6o_EU2469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office:value-type="string" calcext:value-type="string">
            <text:p>REF_6p_EF42462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25" calcext:value-type="float">
            <text:p>9325</text:p>
          </table:table-cell>
          <table:table-cell office:value-type="float" office:value="9343" calcext:value-type="float">
            <text:p>9343</text:p>
          </table:table-cell>
          <table:table-cell table:number-columns-repeated="4"/>
          <table:table-cell office:value-type="string" calcext:value-type="string">
            <text:p>REF_6q_EF4246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office:value-type="string" calcext:value-type="string">
            <text:p>REF_6r_EU408328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REF_6s_EU408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table:style-name="ce8" office:value-type="string" calcext:value-type="string">
            <text:p>REF_6b_D84262</text:p>
          </table:table-cell>
          <table:table-cell table:number-columns-repeated="10"/>
          <table:table-cell office:value-type="string" calcext:value-type="string">
            <text:p>REF_6t_EF6320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office:value-type="string" calcext:value-type="string">
            <text:p>REF_6t_EU2469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table:number-columns-repeated="4"/>
          <table:table-cell office:value-type="string" calcext:value-type="string">
            <text:p>REF_6u_EU2469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office:value-type="string" calcext:value-type="string">
            <text:p>REF_6v_EU1581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403" calcext:value-type="float">
            <text:p>9403</text:p>
          </table:table-cell>
          <table:table-cell office:value-type="float" office:value="9628" calcext:value-type="float">
            <text:p>9628</text:p>
          </table:table-cell>
          <table:table-cell table:number-columns-repeated="4"/>
          <table:table-cell office:value-type="string" calcext:value-type="string">
            <text:p>REF_6v_EU79876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office:value-type="string" calcext:value-type="string">
            <text:p>REF_6v_EU798761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REF_6w_DQ278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_DQ278891</text:p>
          </table:table-cell>
          <table:table-cell table:number-columns-repeated="10"/>
          <table:table-cell office:value-type="string" calcext:value-type="string">
            <text:p>REF_6w_EU6438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office:value-type="string" calcext:value-type="string">
            <text:p>REF_6w_EU6438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table:number-columns-repeated="4"/>
          <table:table-cell office:value-type="string" calcext:value-type="string">
            <text:p>REF_6xa_EU4083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office:value-type="string" calcext:value-type="string">
            <text:p>REF_6xa_EU4083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89" calcext:value-type="float">
            <text:p>9389</text:p>
          </table:table-cell>
          <table:table-cell office:value-type="float" office:value="9440" calcext:value-type="float">
            <text:p>9440</text:p>
          </table:table-cell>
          <table:table-cell table:number-columns-repeated="4"/>
          <table:table-cell office:value-type="string" calcext:value-type="string">
            <text:p>REF_6xa_EU4083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office:value-type="string" calcext:value-type="string">
            <text:p>REF_6xb_JX183552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REF_6xb_KJ567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_DQ278893</text:p>
          </table:table-cell>
          <table:table-cell table:number-columns-repeated="10"/>
          <table:table-cell office:value-type="string" calcext:value-type="string">
            <text:p>REF_6xc_KJ5676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office:value-type="string" calcext:value-type="string">
            <text:p>REF_6xd_KM2527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table:number-columns-repeated="4"/>
          <table:table-cell office:value-type="string" calcext:value-type="string">
            <text:p>REF_6xd_KM2527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office:value-type="string" calcext:value-type="string">
            <text:p>REF_6xd_KM2527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90" calcext:value-type="float">
            <text:p>9390</text:p>
          </table:table-cell>
          <table:table-cell office:value-type="float" office:value="9430" calcext:value-type="float">
            <text:p>9430</text:p>
          </table:table-cell>
          <table:table-cell table:number-columns-repeated="4"/>
          <table:table-cell office:value-type="string" calcext:value-type="string">
            <text:p>REF_6xe_JX1835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office:value-type="string" calcext:value-type="string">
            <text:p>REF_6xe_KM25279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_JX183549</text:p>
          </table:table-cell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87" calcext:value-type="float">
            <text:p>9387</text:p>
          </table:table-cell>
          <table:table-cell office:value-type="float" office:value="9448" calcext:value-type="float">
            <text:p>9448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_JX183550</text:p>
          </table:table-cell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87" calcext:value-type="float">
            <text:p>9387</text:p>
          </table:table-cell>
          <table:table-cell office:value-type="float" office:value="9459" calcext:value-type="float">
            <text:p>9459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_JX183551</text:p>
          </table:table-cell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90" calcext:value-type="float">
            <text:p>9390</text:p>
          </table:table-cell>
          <table:table-cell office:value-type="float" office:value="9412" calcext:value-type="float">
            <text:p>9412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_JX183553</text:p>
          </table:table-cell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90" calcext:value-type="float">
            <text:p>9390</text:p>
          </table:table-cell>
          <table:table-cell office:value-type="float" office:value="9446" calcext:value-type="float">
            <text:p>9446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_JX183554</text:p>
          </table:table-cell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90" calcext:value-type="float">
            <text:p>9390</text:p>
          </table:table-cell>
          <table:table-cell office:value-type="float" office:value="9423" calcext:value-type="float">
            <text:p>9423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_JX183558</text:p>
          </table:table-cell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90" calcext:value-type="float">
            <text:p>9390</text:p>
          </table:table-cell>
          <table:table-cell office:value-type="float" office:value="9454" calcext:value-type="float">
            <text:p>94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_KC84403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414" calcext:value-type="float">
            <text:p>9414</text:p>
          </table:table-cell>
          <table:table-cell office:value-type="float" office:value="9488" calcext:value-type="float">
            <text:p>94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_KC84404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93" calcext:value-type="float">
            <text:p>9393</text:p>
          </table:table-cell>
          <table:table-cell office:value-type="float" office:value="9447" calcext:value-type="float">
            <text:p>94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_KJ47062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413" calcext:value-type="float">
            <text:p>9413</text:p>
          </table:table-cell>
          <table:table-cell office:value-type="float" office:value="9471" calcext:value-type="float">
            <text:p>94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_KJ47062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410" calcext:value-type="float">
            <text:p>9410</text:p>
          </table:table-cell>
          <table:table-cell office:value-type="float" office:value="9475" calcext:value-type="float">
            <text:p>94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_KJ47062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409" calcext:value-type="float">
            <text:p>9409</text:p>
          </table:table-cell>
          <table:table-cell office:value-type="float" office:value="9474" calcext:value-type="float">
            <text:p>94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_KJ47062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400" calcext:value-type="float">
            <text:p>9400</text:p>
          </table:table-cell>
          <table:table-cell office:value-type="float" office:value="9435" calcext:value-type="float">
            <text:p>94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_KJ47062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410" calcext:value-type="float">
            <text:p>9410</text:p>
          </table:table-cell>
          <table:table-cell office:value-type="float" office:value="9474" calcext:value-type="float">
            <text:p>94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_KJ47062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94" calcext:value-type="float">
            <text:p>9394</text:p>
          </table:table-cell>
          <table:table-cell office:value-type="float" office:value="9430" calcext:value-type="float">
            <text:p>943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a_AY85952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a_EU24693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16" calcext:value-type="float">
            <text:p>3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a_HQ63993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_Y1208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a_Y1208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c_EF42462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88" calcext:value-type="float">
            <text:p>9388</text:p>
          </table:table-cell>
          <table:table-cell office:value-type="float" office:value="9459" calcext:value-type="float">
            <text:p>94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d_D8426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81" calcext:value-type="float">
            <text:p>9381</text:p>
          </table:table-cell>
          <table:table-cell office:value-type="float" office:value="9615" calcext:value-type="float">
            <text:p>96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e_DQ3148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408" calcext:value-type="float">
            <text:p>9408</text:p>
          </table:table-cell>
          <table:table-cell office:value-type="float" office:value="9468" calcext:value-type="float">
            <text:p>94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table:style-name="ce8" office:value-type="string" calcext:value-type="string">
            <text:p>REF_6e?_EU24693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e_EU24693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f_DQ83576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96" calcext:value-type="float">
            <text:p>9396</text:p>
          </table:table-cell>
          <table:table-cell office:value-type="float" office:value="9454" calcext:value-type="float">
            <text:p>94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f_EU24693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g_D6382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408" calcext:value-type="float">
            <text:p>9408</text:p>
          </table:table-cell>
          <table:table-cell office:value-type="float" office:value="9461" calcext:value-type="float">
            <text:p>94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g_DQ31480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408" calcext:value-type="float">
            <text:p>9408</text:p>
          </table:table-cell>
          <table:table-cell office:value-type="float" office:value="9462" calcext:value-type="float">
            <text:p>94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h_D8426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87" calcext:value-type="float">
            <text:p>9387</text:p>
          </table:table-cell>
          <table:table-cell office:value-type="float" office:value="9621" calcext:value-type="float">
            <text:p>96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i_DQ83576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90" calcext:value-type="float">
            <text:p>9390</text:p>
          </table:table-cell>
          <table:table-cell office:value-type="float" office:value="9458" calcext:value-type="float">
            <text:p>94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i_DQ83577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90" calcext:value-type="float">
            <text:p>9390</text:p>
          </table:table-cell>
          <table:table-cell office:value-type="float" office:value="9447" calcext:value-type="float">
            <text:p>94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j_DQ83576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90" calcext:value-type="float">
            <text:p>9390</text:p>
          </table:table-cell>
          <table:table-cell office:value-type="float" office:value="9442" calcext:value-type="float">
            <text:p>94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j_DQ83576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90" calcext:value-type="float">
            <text:p>9390</text:p>
          </table:table-cell>
          <table:table-cell office:value-type="float" office:value="9454" calcext:value-type="float">
            <text:p>94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k_D8426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90" calcext:value-type="float">
            <text:p>9390</text:p>
          </table:table-cell>
          <table:table-cell office:value-type="float" office:value="9601" calcext:value-type="float">
            <text:p>96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l_EF42462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90" calcext:value-type="float">
            <text:p>9390</text:p>
          </table:table-cell>
          <table:table-cell office:value-type="float" office:value="9453" calcext:value-type="float">
            <text:p>94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l_JX18355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90" calcext:value-type="float">
            <text:p>9390</text:p>
          </table:table-cell>
          <table:table-cell office:value-type="float" office:value="9413" calcext:value-type="float">
            <text:p>94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m_DQ83576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90" calcext:value-type="float">
            <text:p>9390</text:p>
          </table:table-cell>
          <table:table-cell office:value-type="float" office:value="9449" calcext:value-type="float">
            <text:p>94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m_DQ83576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90" calcext:value-type="float">
            <text:p>9390</text:p>
          </table:table-cell>
          <table:table-cell office:value-type="float" office:value="9444" calcext:value-type="float">
            <text:p>94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n_DQ27889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91" calcext:value-type="float">
            <text:p>9391</text:p>
          </table:table-cell>
          <table:table-cell office:value-type="float" office:value="9441" calcext:value-type="float">
            <text:p>94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n_DQ83576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87" calcext:value-type="float">
            <text:p>9387</text:p>
          </table:table-cell>
          <table:table-cell office:value-type="float" office:value="9447" calcext:value-type="float">
            <text:p>94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n_EU24693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o_EF42462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90" calcext:value-type="float">
            <text:p>9390</text:p>
          </table:table-cell>
          <table:table-cell office:value-type="float" office:value="9450" calcext:value-type="float">
            <text:p>945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o_EU24693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p_EF42462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91" calcext:value-type="float">
            <text:p>9391</text:p>
          </table:table-cell>
          <table:table-cell office:value-type="float" office:value="9453" calcext:value-type="float">
            <text:p>94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q_EF42462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88" calcext:value-type="float">
            <text:p>9388</text:p>
          </table:table-cell>
          <table:table-cell office:value-type="float" office:value="9463" calcext:value-type="float">
            <text:p>94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r_EU40832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90" calcext:value-type="float">
            <text:p>9390</text:p>
          </table:table-cell>
          <table:table-cell office:value-type="float" office:value="9449" calcext:value-type="float">
            <text:p>94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s_EU40832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90" calcext:value-type="float">
            <text:p>9390</text:p>
          </table:table-cell>
          <table:table-cell office:value-type="float" office:value="9473" calcext:value-type="float">
            <text:p>94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t_EF63207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76" calcext:value-type="float">
            <text:p>9376</text:p>
          </table:table-cell>
          <table:table-cell office:value-type="float" office:value="9406" calcext:value-type="float">
            <text:p>94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t_EU24693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u_EU24694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v_EU158186</text:p>
          </table:table-cell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59" calcext:value-type="float">
            <text:p>9359</text:p>
          </table:table-cell>
          <table:table-cell office:value-type="float" office:value="9429" calcext:value-type="float">
            <text:p>9429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v_EU798760</text:p>
          </table:table-cell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90" calcext:value-type="float">
            <text:p>9390</text:p>
          </table:table-cell>
          <table:table-cell office:value-type="float" office:value="9461" calcext:value-type="float">
            <text:p>9461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v_EU798761</text:p>
          </table:table-cell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59" calcext:value-type="float">
            <text:p>9359</text:p>
          </table:table-cell>
          <table:table-cell office:value-type="float" office:value="9429" calcext:value-type="float">
            <text:p>9429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w_DQ278892</text:p>
          </table:table-cell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97" calcext:value-type="float">
            <text:p>9397</text:p>
          </table:table-cell>
          <table:table-cell office:value-type="float" office:value="9448" calcext:value-type="float">
            <text:p>9448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w_EU643834</text:p>
          </table:table-cell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126" calcext:value-type="float">
            <text:p>9126</text:p>
          </table:table-cell>
          <table:table-cell office:value-type="float" office:value="9147" calcext:value-type="float">
            <text:p>9147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w_EU643836</text:p>
          </table:table-cell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123" calcext:value-type="float">
            <text:p>9123</text:p>
          </table:table-cell>
          <table:table-cell office:value-type="float" office:value="9144" calcext:value-type="float">
            <text:p>9144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xa_EU408330</text:p>
          </table:table-cell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77" calcext:value-type="float">
            <text:p>9377</text:p>
          </table:table-cell>
          <table:table-cell office:value-type="float" office:value="9451" calcext:value-type="float">
            <text:p>9451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xa_EU408331</text:p>
          </table:table-cell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77" calcext:value-type="float">
            <text:p>9377</text:p>
          </table:table-cell>
          <table:table-cell office:value-type="float" office:value="9470" calcext:value-type="float">
            <text:p>9470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xa_EU408332</text:p>
          </table:table-cell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77" calcext:value-type="float">
            <text:p>9377</text:p>
          </table:table-cell>
          <table:table-cell office:value-type="float" office:value="9443" calcext:value-type="float">
            <text:p>9443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xb_JX183552</text:p>
          </table:table-cell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90" calcext:value-type="float">
            <text:p>9390</text:p>
          </table:table-cell>
          <table:table-cell office:value-type="float" office:value="9533" calcext:value-type="float">
            <text:p>9533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xb_KJ567645</text:p>
          </table:table-cell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90" calcext:value-type="float">
            <text:p>9390</text:p>
          </table:table-cell>
          <table:table-cell office:value-type="float" office:value="9401" calcext:value-type="float">
            <text:p>9401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xc_KJ567651</text:p>
          </table:table-cell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408" calcext:value-type="float">
            <text:p>9408</text:p>
          </table:table-cell>
          <table:table-cell office:value-type="float" office:value="9442" calcext:value-type="float">
            <text:p>9442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xd_KM252789</text:p>
          </table:table-cell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402" calcext:value-type="float">
            <text:p>9402</text:p>
          </table:table-cell>
          <table:table-cell office:value-type="float" office:value="9432" calcext:value-type="float">
            <text:p>9432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xd_KM252790</text:p>
          </table:table-cell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405" calcext:value-type="float">
            <text:p>9405</text:p>
          </table:table-cell>
          <table:table-cell office:value-type="float" office:value="9435" calcext:value-type="float">
            <text:p>9435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xd_KM252791</text:p>
          </table:table-cell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405" calcext:value-type="float">
            <text:p>9405</text:p>
          </table:table-cell>
          <table:table-cell office:value-type="float" office:value="9434" calcext:value-type="float">
            <text:p>9434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xe_JX183557</text:p>
          </table:table-cell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93" calcext:value-type="float">
            <text:p>9393</text:p>
          </table:table-cell>
          <table:table-cell office:value-type="float" office:value="9460" calcext:value-type="float">
            <text:p>9460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office:value-type="string" calcext:value-type="string">
            <text:p>REF_6xf_KJ567646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REF_6xf_KJ56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_6xe_KM252792</text:p>
          </table:table-cell>
          <table:table-cell table:number-columns-repeated="10"/>
          <table:table-cell office:value-type="string" calcext:value-type="string">
            <text:p>REF_6xg_MH4923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office:value-type="string" calcext:value-type="string">
            <text:p>REF_6xg_MH49236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4"/>
          <table:table-cell office:value-type="string" calcext:value-type="string">
            <text:p>REF_6xg_MH4923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office:value-type="string" calcext:value-type="string">
            <text:p>REF_6xh_MG879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93" calcext:value-type="float">
            <text:p>9393</text:p>
          </table:table-cell>
          <table:table-cell office:value-type="float" office:value="9401" calcext:value-type="float">
            <text:p>9401</text:p>
          </table:table-cell>
          <table:table-cell table:number-columns-repeated="4"/>
          <table:table-cell office:value-type="string" calcext:value-type="string">
            <text:p>REF_6_DQ2788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office:value-type="string" calcext:value-type="string">
            <text:p>REF_6_DQ278893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REF_6_JX183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table:style-name="ce8" office:value-type="string" calcext:value-type="string">
            <text:p>REF_6xf_KJ567646</text:p>
          </table:table-cell>
          <table:table-cell table:number-columns-repeated="10"/>
          <table:table-cell office:value-type="string" calcext:value-type="string">
            <text:p>REF_6_JX183553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office:value-type="string" calcext:value-type="string">
            <text:p>REF_6_JX183554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2" office:value-type="string" calcext:value-type="string">
            <text:p>?</text:p>
          </table:table-cell>
          <table:table-cell table:number-columns-repeated="4"/>
          <table:table-cell office:value-type="string" calcext:value-type="string">
            <text:p>REF_6_JX183551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office:value-type="string" calcext:value-type="string">
            <text:p>REF_6_JX183549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2" office:value-type="string" calcext:value-type="string">
            <text:p>?</text:p>
          </table:table-cell>
          <table:table-cell table:number-columns-repeated="4"/>
          <table:table-cell office:value-type="string" calcext:value-type="string">
            <text:p>REF_6_JX18355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exit</text:p>
          </table:table-cell>
          <table:table-cell table:number-columns-repeated="9"/>
          <table:table-cell office:value-type="string" calcext:value-type="string">
            <text:p>REF_6_KJ47062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REF_6_KJ470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table:style-name="ce8" office:value-type="string" calcext:value-type="string">
            <text:p>REF_6xf_KJ567647</text:p>
          </table:table-cell>
          <table:table-cell table:number-columns-repeated="10"/>
          <table:table-cell office:value-type="string" calcext:value-type="string">
            <text:p>REF_6_KJ470622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office:value-type="string" calcext:value-type="string">
            <text:p>REF_6_KJ470623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2" office:value-type="string" calcext:value-type="string">
            <text:p>?</text:p>
          </table:table-cell>
          <table:table-cell table:number-columns-repeated="4"/>
          <table:table-cell office:value-type="string" calcext:value-type="string">
            <text:p>REF_6_KJ470624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office:value-type="string" calcext:value-type="string">
            <text:p>REF_6_KJ470625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2" office:value-type="string" calcext:value-type="string">
            <text:p>?</text:p>
          </table:table-cell>
          <table:table-cell table:number-columns-repeated="4"/>
          <table:table-cell office:value-type="string" calcext:value-type="string">
            <text:p>REF_6_KC8440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office:value-type="string" calcext:value-type="string">
            <text:p>REF_6_KC84404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REF_6_KJ567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table:style-name="ce8" office:value-type="string" calcext:value-type="string">
            <text:p>REF_6xg_MH492361</text:p>
          </table:table-cell>
          <table:table-cell table:number-columns-repeated="10"/>
          <table:table-cell office:value-type="string" calcext:value-type="string">
            <text:p>REF_6_KJ56765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office:value-type="string" calcext:value-type="string">
            <text:p>REF_6_KJ567649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2" office:value-type="string" calcext:value-type="string">
            <text:p>?</text:p>
          </table:table-cell>
          <table:table-cell table:number-columns-repeated="4"/>
          <table:table-cell office:value-type="string" calcext:value-type="string">
            <text:p>REF_6_KJ567648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office:value-type="string" calcext:value-type="string">
            <text:p>REF_6_KJ5676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2" office:value-type="string" calcext:value-type="string">
            <text:p>?</text:p>
          </table:table-cell>
          <table:table-cell table:number-columns-repeated="4"/>
          <table:table-cell office:value-type="string" calcext:value-type="string">
            <text:p>REF_6_MG8789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table:style-name="ce8" office:value-type="string" calcext:value-type="string">
            <text:p>REF_6xg_MH492360</text:p>
          </table:table-cell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2" office:value-type="string" calcext:value-type="string">
            <text:p>?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2" office:value-type="string" calcext:value-type="string">
            <text:p>?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table:style-name="ce8" office:value-type="string" calcext:value-type="string">
            <text:p>REF_6xg_MH492362</text:p>
          </table:table-cell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2" office:value-type="string" calcext:value-type="string">
            <text:p>?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2" office:value-type="string" calcext:value-type="string">
            <text:p>?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table:style-name="ce8" office:value-type="string" calcext:value-type="string">
            <text:p>REF_6xh_MG87900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2" office:value-type="string" calcext:value-type="string">
            <text:p>?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2" office:value-type="string" calcext:value-type="string">
            <text:p>?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table:style-name="ce8" office:value-type="string" calcext:value-type="string">
            <text:p>REF_6_KJ567652</text:p>
          </table:table-cell>
          <table:table-cell table:number-columns-repeated="13"/>
        </table:table-row>
        <table:table-row table:style-name="ro1">
          <table:table-cell/>
          <table:table-cell table:style-name="Default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2" office:value-type="string" calcext:value-type="string">
            <text:p>?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2" office:value-type="string" calcext:value-type="string">
            <text:p>?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table:style-name="ce8" office:value-type="string" calcext:value-type="string">
            <text:p>REF_6_KJ567650</text:p>
          </table:table-cell>
          <table:table-cell table:number-columns-repeated="13"/>
        </table:table-row>
        <table:table-row table:style-name="ro1">
          <table:table-cell/>
          <table:table-cell table:style-name="Default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2" office:value-type="string" calcext:value-type="string">
            <text:p>?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2" office:value-type="string" calcext:value-type="string">
            <text:p>?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table:style-name="ce8" office:value-type="string" calcext:value-type="string">
            <text:p>REF_6_KJ567649</text:p>
          </table:table-cell>
          <table:table-cell table:number-columns-repeated="13"/>
        </table:table-row>
        <table:table-row table:style-name="ro1">
          <table:table-cell/>
          <table:table-cell table:style-name="Default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2" office:value-type="string" calcext:value-type="string">
            <text:p>?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2" office:value-type="string" calcext:value-type="string">
            <text:p>?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table:style-name="ce8" office:value-type="string" calcext:value-type="string">
            <text:p>REF_6_KJ567648</text:p>
          </table:table-cell>
          <table:table-cell table:number-columns-repeated="13"/>
        </table:table-row>
        <table:table-row table:style-name="ro1">
          <table:table-cell/>
          <table:table-cell table:style-name="Default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2" office:value-type="string" calcext:value-type="string">
            <text:p>?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2" office:value-type="string" calcext:value-type="string">
            <text:p>?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table:style-name="ce8" office:value-type="string" calcext:value-type="string">
            <text:p>REF_6_KJ567644</text:p>
          </table:table-cell>
          <table:table-cell table:number-columns-repeated="13"/>
        </table:table-row>
        <table:table-row table:style-name="ro1">
          <table:table-cell/>
          <table:table-cell table:style-name="Default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2" office:value-type="string" calcext:value-type="string">
            <text:p>?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2" office:value-type="string" calcext:value-type="string">
            <text:p>?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table:style-name="ce8" office:value-type="string" calcext:value-type="string">
            <text:p>REF_6_MG87899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2" office:value-type="string" calcext:value-type="string">
            <text:p>?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2" office:value-type="string" calcext:value-type="string">
            <text:p>?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table:style-name="ce8" office:value-type="string" calcext:value-type="string">
            <text:p>REF_7_EF10830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2" office:value-type="string" calcext:value-type="string">
            <text:p>?</text:p>
          </table:table-cell>
          <table:table-cell table:number-columns-repeated="4"/>
          <table:table-cell office:value-type="string" calcext:value-type="string">
            <text:p>REF_7_EF1083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office:value-type="string" calcext:value-type="string">
            <text:p>REF_7a_EF1083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2" office:value-type="string" calcext:value-type="string">
            <text:p>?</text:p>
          </table:table-cell>
          <table:table-cell table:number-columns-repeated="4"/>
          <table:table-cell office:value-type="string" calcext:value-type="string">
            <text:p>REF_7b_KX0923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table:style-name="ce8" office:value-type="string" calcext:value-type="string">
            <text:p>REF_7a_EF10830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2" office:value-type="string" calcext:value-type="string">
            <text:p>?</text:p>
          </table:table-cell>
          <table:table-cell table:number-columns-repeated="4"/>
          <table:table-cell office:value-type="string" calcext:value-type="string">
            <text:p>REF_8_MH5906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7"/>
          <table:table-cell office:value-type="string" calcext:value-type="string">
            <text:p>REF_8a_MH5906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2" office:value-type="string" calcext:value-type="string">
            <text:p>?</text:p>
          </table:table-cell>
          <table:table-cell table:number-columns-repeated="4"/>
          <table:table-cell office:value-type="string" calcext:value-type="string">
            <text:p>REF_8a_MH5906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9"/>
          <table:table-cell office:value-type="string" calcext:value-type="string">
            <text:p>REF_8a_MH59070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REF_8a_MH5907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</text:p>
          </table:table-cell>
          <table:table-cell table:style-name="ce8" office:value-type="string" calcext:value-type="string">
            <text:p>REF_7b_KX09234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2" office:value-type="string" calcext:value-type="string">
            <text:p>?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2" office:value-type="string" calcext:value-type="string">
            <text:p>?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table:style-name="ce8" office:value-type="string" calcext:value-type="string">
            <text:p>REF_8_MH590698</text:p>
          </table:table-cell>
          <table:table-cell table:number-columns-repeated="13"/>
        </table:table-row>
        <table:table-row table:style-name="ro1">
          <table:table-cell/>
          <table:table-cell table:style-name="Default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2" office:value-type="string" calcext:value-type="string">
            <text:p>?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2" office:value-type="string" calcext:value-type="string">
            <text:p>?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table:style-name="ce8" office:value-type="string" calcext:value-type="string">
            <text:p>REF_8a_MH590698</text:p>
          </table:table-cell>
          <table:table-cell table:number-columns-repeated="13"/>
        </table:table-row>
        <table:table-row table:style-name="ro1">
          <table:table-cell/>
          <table:table-cell table:style-name="Default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2" office:value-type="string" calcext:value-type="string">
            <text:p>?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2" office:value-type="string" calcext:value-type="string">
            <text:p>?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table:style-name="ce8" office:value-type="string" calcext:value-type="string">
            <text:p>REF_8a_MH590699</text:p>
          </table:table-cell>
          <table:table-cell table:number-columns-repeated="13"/>
        </table:table-row>
        <table:table-row table:style-name="ro1">
          <table:table-cell/>
          <table:table-cell table:style-name="Default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2" office:value-type="string" calcext:value-type="string">
            <text:p>?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2" office:value-type="string" calcext:value-type="string">
            <text:p>?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table:style-name="ce8" office:value-type="string" calcext:value-type="string">
            <text:p>REF_8a_MH590700</text:p>
          </table:table-cell>
          <table:table-cell table:number-columns-repeated="13"/>
        </table:table-row>
        <table:table-row table:style-name="ro1">
          <table:table-cell/>
          <table:table-cell table:style-name="Default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2" office:value-type="string" calcext:value-type="string">
            <text:p>?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2" office:value-type="string" calcext:value-type="string">
            <text:p>?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ence</text:p>
          </table:table-cell>
          <table:table-cell table:style-name="ce8" office:value-type="string" calcext:value-type="string">
            <text:p>REF_8a_MH59070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2" office:value-type="string" calcext:value-type="string">
            <text:p>?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2" office:value-type="string" calcext:value-type="string">
            <text:p>?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RF2_5_AM4089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exi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RF2b_1a_JF7796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exi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RF2b_1b_1_DQ36446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exi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RF2b_1b_2_AB6221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87" calcext:value-type="float">
            <text:p>9387</text:p>
          </table:table-cell>
          <table:table-cell office:value-type="float" office:value="9452" calcext:value-type="float">
            <text:p>94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exi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RF2b_1b_3_AB6775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16" calcext:value-type="float">
            <text:p>9316</text:p>
          </table:table-cell>
          <table:table-cell office:value-type="float" office:value="9321" calcext:value-type="float">
            <text:p>93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exi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RF2b_1b_4_AB6775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87" calcext:value-type="float">
            <text:p>9387</text:p>
          </table:table-cell>
          <table:table-cell office:value-type="float" office:value="9471" calcext:value-type="float">
            <text:p>94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exi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RF2b_6w_EU6438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123" calcext:value-type="float">
            <text:p>9123</text:p>
          </table:table-cell>
          <table:table-cell office:value-type="float" office:value="9144" calcext:value-type="float">
            <text:p>91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exi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RF2i_6p_DQ15556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table:number-columns-repeated="2" office:value-type="float" office:value="9360" calcext:value-type="float">
            <text:p>9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exi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RF2k_1b_AY5878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5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feature-location</text:p>
          </table:table-cell>
          <table:table-cell office:value-type="string" calcext:value-type="string">
            <text:p>3UT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egment</text:p>
          </table:table-cell>
          <table:table-cell office:value-type="float" office:value="9314" calcext:value-type="float">
            <text:p>9314</text:p>
          </table:table-cell>
          <table:table-cell office:value-type="float" office:value="9357" calcext:value-type="float">
            <text:p>93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exit</text:p>
          </table:table-cell>
          <table:table-cell table:number-columns-repeated="11"/>
        </table:table-row>
        <table:table-row table:style-name="ro1" table:number-rows-repeated="1046934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Sheet2.M1:Sheet2.M68 Sheet2.M145:Sheet2.M152 Sheet2.M475:Sheet2.M514 Sheet2.M541:Sheet2.M561 Sheet2.M584:Sheet2.M599 Sheet2.M619:Sheet2.M666 Sheet2.M765:Sheet2.M901 Sheet2.B8:Sheet2.B8 Sheet2.B48:Sheet2.B48 Sheet2.B430:Sheet2.B430 Sheet2.B436:Sheet2.B436 Sheet2.B521:Sheet2.B521 Sheet2.B493:Sheet2.B493 Sheet2.B617:Sheet2.B617 Sheet2.B708:Sheet2.B708 Sheet2.B776:Sheet2.B776 Sheet2.B951:Sheet2.B951 Sheet2.B972:Sheet2.B972 Sheet2.B965:Sheet2.B965 Sheet2.B979:Sheet2.B979 Sheet2.B1144:Sheet2.B1144 Sheet2.M923:Sheet2.M998 Sheet2.M1039:Sheet2.M1324 Sheet2.M1343:Sheet2.M1378 Sheet2.B1445:Sheet2.B1445 Sheet2.B1452:Sheet2.B1452 Sheet2.B1459:Sheet2.B1459 Sheet2.B1466:Sheet2.B1466 Sheet2.B1473:Sheet2.B1473 Sheet2.B1480:Sheet2.B1480 Sheet2.B1487:Sheet2.B1487 Sheet2.B1494:Sheet2.B1494 Sheet2.B1501:Sheet2.B1501 Sheet2.B1508:Sheet2.B1508 Sheet2.B1515:Sheet2.B1515 Sheet2.B1522:Sheet2.B1522 Sheet2.M1411:Sheet2.M1463 Sheet2.M1476:Sheet2.M1048576 Sheet2.B1529:Sheet2.B1529 Sheet2.B1536:Sheet2.B1536 Sheet2.B1543:Sheet2.B1543 Sheet2.B1550:Sheet2.B1550 Sheet2.B1557:Sheet2.B1557 Sheet2.B1564:Sheet2.B1564 Sheet2.B1571:Sheet2.B1571 Sheet2.B1578:Sheet2.B1578">
            <calcext:condition calcext:apply-style-name="Good" calcext:value="duplicate" calcext:base-cell-address="Sheet2.B1"/>
          </calcext:conditional-format>
          <calcext:conditional-format calcext:target-range-address="Sheet2.M1:Sheet2.M998 Sheet2.M1039:Sheet2.M1324 Sheet2.M1343:Sheet2.M1378 Sheet2.B1:Sheet2.B1445 Sheet2.B1451:Sheet2.B1452 Sheet2.B1457:Sheet2.B1459 Sheet2.B1463:Sheet2.B1466 Sheet2.B1469:Sheet2.B1473 Sheet2.B1475:Sheet2.B1487 Sheet2.B1493:Sheet2.B1494 Sheet2.B1499:Sheet2.B1501 Sheet2.B1505:Sheet2.B1508 Sheet2.B1511:Sheet2.B1515 Sheet2.M1411:Sheet2.M1463 Sheet2.M1585:Sheet2.M1048576 Sheet2.B1517:Sheet2.B1550 Sheet2.B1555:Sheet2.B1557 Sheet2.B1561:Sheet2.B1564 Sheet2.B1567:Sheet2.B1571 Sheet2.B1573:Sheet2.B1048576 Sheet2.M1476:Sheet2.M1584">
            <calcext:condition calcext:apply-style-name="Good" calcext:value="duplicate" calcext:base-cell-address="Sheet2.B1"/>
          </calcext:conditional-format>
        </calcext:conditional-formats>
      </table:table>
      <table:table table:name="Sheet3" table:style-name="ta1">
        <table:table-column table:style-name="co1" table:number-columns-repeated="2" table:default-cell-style-name="ce10"/>
        <table:table-column table:style-name="co4" table:default-cell-style-name="ce11"/>
        <table:table-row table:style-name="ro1">
          <table:table-cell office:value-type="string" calcext:value-type="string">
            <text:p>REF_1_NC_004102</text:p>
          </table:table-cell>
          <table:table-cell/>
          <table:table-cell office:value-type="string" calcext:value-type="string">
            <text:p>REF_1_NC_0041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1a_NC_0041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1a_AF0096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1a_M62321</text:p>
          </table:table-cell>
        </table:table-row>
        <table:table-row table:style-name="ro1">
          <table:table-cell office:value-type="string" calcext:value-type="string">
            <text:p>REF_1a_AF009606</text:p>
          </table:table-cell>
          <table:table-cell/>
          <table:table-cell office:value-type="string" calcext:value-type="string">
            <text:p>REF_1a_M674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1a_HQ8502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1a_EF4074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1b_D90208</text:p>
          </table:table-cell>
        </table:table-row>
        <table:table-row table:style-name="ro1">
          <table:table-cell office:value-type="string" calcext:value-type="string">
            <text:p>REF_1_AJ851228</text:p>
          </table:table-cell>
          <table:table-cell/>
          <table:table-cell office:value-type="string" calcext:value-type="string">
            <text:p>REF_1b_M583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1b_EU7818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1b_EU7818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1c_D14853</text:p>
          </table:table-cell>
        </table:table-row>
        <table:table-row table:style-name="ro1">
          <table:table-cell office:value-type="string" calcext:value-type="string">
            <text:p>REF_1_HQ537007</text:p>
          </table:table-cell>
          <table:table-cell/>
          <table:table-cell office:value-type="string" calcext:value-type="string">
            <text:p>REF_1c_AY0512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1c_AY6510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1d_KJ4397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1e_KC248194</text:p>
          </table:table-cell>
        </table:table-row>
        <table:table-row table:style-name="ro1">
          <table:table-cell office:value-type="string" calcext:value-type="string">
            <text:p>REF_1_KC248195</text:p>
          </table:table-cell>
          <table:table-cell/>
          <table:table-cell office:value-type="string" calcext:value-type="string">
            <text:p>REF_1g_AM9106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1h_KC2481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1h_KC2481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1i_KJ439772</text:p>
          </table:table-cell>
        </table:table-row>
        <table:table-row table:style-name="ro1">
          <table:table-cell office:value-type="string" calcext:value-type="string">
            <text:p>REF_1_KJ439776</text:p>
          </table:table-cell>
          <table:table-cell/>
          <table:table-cell office:value-type="string" calcext:value-type="string">
            <text:p>REF_1j_KJ4397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1k_KJ4397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1l_KC2481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1l_KC248197</text:p>
          </table:table-cell>
        </table:table-row>
        <table:table-row table:style-name="ro1">
          <table:table-cell office:value-type="string" calcext:value-type="string">
            <text:p>REF_1_KJ439777</text:p>
          </table:table-cell>
          <table:table-cell/>
          <table:table-cell office:value-type="string" calcext:value-type="string">
            <text:p>REF_1l_KC2481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1m_KJ4397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1m_KJ4397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1n_KJ439781</text:p>
          </table:table-cell>
        </table:table-row>
        <table:table-row table:style-name="ro1">
          <table:table-cell office:value-type="string" calcext:value-type="string">
            <text:p>REF_1o_MH885469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1o_KJ439779</text:p>
          </table:table-cell>
          <table:table-cell/>
          <table:table-cell office:value-type="string" calcext:value-type="string">
            <text:p>REF_1n_KJ4397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1o_KJ4397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1o_MH8854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1_HQ537007</text:p>
          </table:table-cell>
        </table:table-row>
        <table:table-row table:style-name="ro1">
          <table:table-cell office:value-type="string" calcext:value-type="string">
            <text:p>REF_1_KJ439780</text:p>
          </table:table-cell>
          <table:table-cell/>
          <table:table-cell office:value-type="string" calcext:value-type="string">
            <text:p>REF_1_AJ8512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1_KC2481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1_KJ4397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1_KJ439776</text:p>
          </table:table-cell>
        </table:table-row>
        <table:table-row table:style-name="ro1">
          <table:table-cell office:value-type="string" calcext:value-type="string">
            <text:p>REF_1a_EF407457</text:p>
          </table:table-cell>
          <table:table-cell/>
          <table:table-cell office:value-type="string" calcext:value-type="string">
            <text:p>REF_1_KJ4397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2_D009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2a_D009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2a_AB047639</text:p>
          </table:table-cell>
        </table:table-row>
        <table:table-row table:style-name="ro1">
          <table:table-cell office:value-type="string" calcext:value-type="string">
            <text:p>REF_1a_HQ850279</text:p>
          </table:table-cell>
          <table:table-cell/>
          <table:table-cell office:value-type="string" calcext:value-type="string">
            <text:p>REF_2a_HQ6399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2b_D109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2b_AB0309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2b_AB661388</text:p>
          </table:table-cell>
        </table:table-row>
        <table:table-row table:style-name="ro1">
          <table:table-cell office:value-type="string" calcext:value-type="string">
            <text:p>REF_1a_M62321</text:p>
          </table:table-cell>
          <table:table-cell/>
          <table:table-cell office:value-type="string" calcext:value-type="string">
            <text:p>REF_2b_AB6613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2c_D504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2c_JX2279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2d_JF735114</text:p>
          </table:table-cell>
        </table:table-row>
        <table:table-row table:style-name="ro1">
          <table:table-cell office:value-type="string" calcext:value-type="string">
            <text:p>REF_1a_M67463</text:p>
          </table:table-cell>
          <table:table-cell/>
          <table:table-cell office:value-type="string" calcext:value-type="string">
            <text:p>REF_2e_JF7351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2f_KC8440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2f_KC8440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2i_DQ155561</text:p>
          </table:table-cell>
        </table:table-row>
        <table:table-row table:style-name="ro1">
          <table:table-cell office:value-type="string" calcext:value-type="string">
            <text:p>REF_1a_NC_004102</text:p>
          </table:table-cell>
          <table:table-cell/>
          <table:table-cell office:value-type="string" calcext:value-type="string">
            <text:p>REF_2j_HM7773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2j_JF7351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2j_HM7773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2k_AB031663</text:p>
          </table:table-cell>
        </table:table-row>
        <table:table-row table:style-name="ro1">
          <table:table-cell office:value-type="string" calcext:value-type="string">
            <text:p>REF_1b_D90208</text:p>
          </table:table-cell>
          <table:table-cell/>
          <table:table-cell office:value-type="string" calcext:value-type="string">
            <text:p>REF_2k_JX2279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2m_JF7351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2m_JX2279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2q_FN666428</text:p>
          </table:table-cell>
        </table:table-row>
        <table:table-row table:style-name="ro1">
          <table:table-cell office:value-type="string" calcext:value-type="string">
            <text:p>REF_1b_EU781827</text:p>
          </table:table-cell>
          <table:table-cell/>
          <table:table-cell office:value-type="string" calcext:value-type="string">
            <text:p>REF_2q_FN6664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2r_JF7351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2t_KC1972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2u_JF735112</text:p>
          </table:table-cell>
        </table:table-row>
        <table:table-row table:style-name="ro1">
          <table:table-cell office:value-type="string" calcext:value-type="string">
            <text:p>REF_1b_EU781828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1b_M58335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1c_AY051292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1c_AY651061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1c_D14853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1d_KJ439768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1e_KC248194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1g_AM910652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1h_KC248198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1h_KC248199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1i_KJ439772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1j_KJ439773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1k_KJ439774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1l_KC248193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1l_KC248196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1l_KC248197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1m_KJ439778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1m_KJ439782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1n_KJ439775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1n_KJ439781</text:p>
          </table:table-cell>
          <table:table-cell/>
          <table:table-cell office:value-type="string" calcext:value-type="string">
            <text:p>REF_2_JF7351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2_JF7351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2_JF7351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2_JF735119</text:p>
          </table:table-cell>
        </table:table-row>
        <table:table-row table:style-name="ro1">
          <table:table-cell office:value-type="string" calcext:value-type="string">
            <text:p>REF_2_D00944</text:p>
          </table:table-cell>
          <table:table-cell/>
          <table:table-cell office:value-type="string" calcext:value-type="string">
            <text:p>REF_2_JF7351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2_KC1972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2_KC1972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2_KC197239</text:p>
          </table:table-cell>
        </table:table-row>
        <table:table-row table:style-name="ro1">
          <table:table-cell office:value-type="string" calcext:value-type="string">
            <text:p>REF_2_JF735110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2_JF735116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2_JF735117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2_JF735118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2_JF735119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2_KC197236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2_KC197237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2_KC197239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2a_AB047639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2a_D00944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2a_HQ639944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2b_AB030907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2b_AB661382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2b_AB661388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2b_D10988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2c_D50409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2c_JX227949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2d_JF735114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2e_JF735120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2f_KC844042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2f_KC844050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2i_DQ155561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2j_HM777358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2j_HM777359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2j_JF735113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2k_AB031663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2k_JX227953</text:p>
          </table:table-cell>
          <table:table-cell/>
          <table:table-cell table:style-name="ce10"/>
        </table:table-row>
        <table:table-row table:style-name="ro1">
          <table:table-cell table:number-columns-repeated="2"/>
          <table:table-cell office:value-type="string" calcext:value-type="string">
            <text:p>REF_3_D177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3a_D177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3a_D289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3a_X76918</text:p>
          </table:table-cell>
        </table:table-row>
        <table:table-row table:style-name="ro1">
          <table:table-cell office:value-type="string" calcext:value-type="string">
            <text:p>REF_2m_JF735111</text:p>
          </table:table-cell>
          <table:table-cell/>
          <table:table-cell office:value-type="string" calcext:value-type="string">
            <text:p>REF_3a_JN7141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3b_D493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3b_JQ0657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3d_KJ470619</text:p>
          </table:table-cell>
        </table:table-row>
        <table:table-row table:style-name="ro1">
          <table:table-cell office:value-type="string" calcext:value-type="string">
            <text:p>REF_2m_JX227967</text:p>
          </table:table-cell>
          <table:table-cell/>
          <table:table-cell office:value-type="string" calcext:value-type="string">
            <text:p>REF_3e_KJ4706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3g_JX2279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3g_JF7351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3h_JF735126</text:p>
          </table:table-cell>
        </table:table-row>
        <table:table-row table:style-name="ro1">
          <table:table-cell office:value-type="string" calcext:value-type="string">
            <text:p>REF_2q_FN666428</text:p>
          </table:table-cell>
          <table:table-cell/>
          <table:table-cell office:value-type="string" calcext:value-type="string">
            <text:p>REF_3h_JF7351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3i_FJ4070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3i_JX2279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3k_D63821</text:p>
          </table:table-cell>
        </table:table-row>
        <table:table-row table:style-name="ro1">
          <table:table-cell office:value-type="string" calcext:value-type="string">
            <text:p>REF_2q_FN666429</text:p>
          </table:table-cell>
          <table:table-cell/>
          <table:table-cell office:value-type="string" calcext:value-type="string">
            <text:p>REF_3k_JF7351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3_JF7351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4_Y116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4a_Y11604</text:p>
          </table:table-cell>
        </table:table-row>
        <table:table-row table:style-name="ro1">
          <table:table-cell office:value-type="string" calcext:value-type="string">
            <text:p>REF_2r_JF735115</text:p>
          </table:table-cell>
          <table:table-cell/>
          <table:table-cell office:value-type="string" calcext:value-type="string">
            <text:p>REF_4a_DQ9880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4a_DQ4187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4b_FJ4624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4c_FJ462436</text:p>
          </table:table-cell>
        </table:table-row>
        <table:table-row table:style-name="ro1">
          <table:table-cell office:value-type="string" calcext:value-type="string">
            <text:p>REF_2t_KC197238</text:p>
          </table:table-cell>
          <table:table-cell/>
          <table:table-cell office:value-type="string" calcext:value-type="string">
            <text:p>REF_4d_DQ4187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4d_FJ4624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4d_EU3921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4f_EF589161</text:p>
          </table:table-cell>
        </table:table-row>
        <table:table-row table:style-name="ro1">
          <table:table-cell office:value-type="string" calcext:value-type="string">
            <text:p>REF_2u_JF735112</text:p>
          </table:table-cell>
          <table:table-cell/>
          <table:table-cell office:value-type="string" calcext:value-type="string">
            <text:p>REF_4f_EU3921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4f_EU3921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4g_FJ4624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4g_JX227971</text:p>
          </table:table-cell>
        </table:table-row>
        <table:table-row table:style-name="ro1">
          <table:table-cell office:value-type="string" calcext:value-type="string">
            <text:p>REF_3_D17763</text:p>
          </table:table-cell>
          <table:table-cell/>
          <table:table-cell office:value-type="string" calcext:value-type="string">
            <text:p>REF_4g?_JX2279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4k_EU3921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4k_FJ4624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4k_EU392171</text:p>
          </table:table-cell>
        </table:table-row>
        <table:table-row table:style-name="ro1">
          <table:table-cell office:value-type="string" calcext:value-type="string">
            <text:p>REF_3_JF735124</text:p>
          </table:table-cell>
          <table:table-cell/>
          <table:table-cell office:value-type="string" calcext:value-type="string">
            <text:p>REF_4l_FJ8398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4l_JX2279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4m_FJ4624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4m_JX227972</text:p>
          </table:table-cell>
        </table:table-row>
        <table:table-row table:style-name="ro1">
          <table:table-cell office:value-type="string" calcext:value-type="string">
            <text:p>REF_3a_D28917</text:p>
          </table:table-cell>
          <table:table-cell/>
          <table:table-cell office:value-type="string" calcext:value-type="string">
            <text:p>REF_4n_FJ4624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4n_JX2279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4o_FJ4624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4o_JX227977</text:p>
          </table:table-cell>
        </table:table-row>
        <table:table-row table:style-name="ro1">
          <table:table-cell office:value-type="string" calcext:value-type="string">
            <text:p>REF_3a_JN714194</text:p>
          </table:table-cell>
          <table:table-cell/>
          <table:table-cell office:value-type="string" calcext:value-type="string">
            <text:p>REF_4p_FJ4624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4q_FJ4624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4r_FJ4624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4r_JX227976</text:p>
          </table:table-cell>
        </table:table-row>
        <table:table-row table:style-name="ro1">
          <table:table-cell office:value-type="string" calcext:value-type="string">
            <text:p>REF_3a_D17763</text:p>
          </table:table-cell>
          <table:table-cell/>
          <table:table-cell office:value-type="string" calcext:value-type="string">
            <text:p>REF_4s_JF7351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4t_FJ8398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4v_HQ5370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4v_JX227959</text:p>
          </table:table-cell>
        </table:table-row>
        <table:table-row table:style-name="ro1">
          <table:table-cell office:value-type="string" calcext:value-type="string">
            <text:p>REF_3a_X76918</text:p>
          </table:table-cell>
          <table:table-cell/>
          <table:table-cell office:value-type="string" calcext:value-type="string">
            <text:p>REF_4v_HQ5370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4v_JX2279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4w_FJ0258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4w_FJ025856</text:p>
          </table:table-cell>
        </table:table-row>
        <table:table-row table:style-name="ro1">
          <table:table-cell office:value-type="string" calcext:value-type="string">
            <text:p>REF_3b_D49374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3b_JQ065709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3d_KJ470619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3e_KJ470618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3g_JF735123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3g_JX227954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3h_JF735121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3h_JF735126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3i_FJ407092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3i_JX227955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3k_D63821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3k_JF735122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4_Y11604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4_FJ025854</text:p>
          </table:table-cell>
          <table:table-cell/>
          <table:table-cell table:style-name="ce10"/>
        </table:table-row>
        <table:table-row table:style-name="ro1" table:number-rows-repeated="2">
          <table:table-cell table:number-columns-repeated="2"/>
          <table:table-cell table:style-name="ce10"/>
        </table:table-row>
        <table:table-row table:style-name="ro1">
          <table:table-cell table:number-columns-repeated="2"/>
          <table:table-cell office:value-type="string" calcext:value-type="string">
            <text:p>REF_4_FJ025854</text:p>
          </table:table-cell>
        </table:table-row>
        <table:table-row table:style-name="ro1">
          <table:table-cell office:value-type="string" calcext:value-type="string">
            <text:p>REF_4_JF735127</text:p>
          </table:table-cell>
          <table:table-cell/>
          <table:table-cell office:value-type="string" calcext:value-type="string">
            <text:p>REF_4_JX2279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4_JF7351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4_JF7351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4_JF735131</text:p>
          </table:table-cell>
        </table:table-row>
        <table:table-row table:style-name="ro1">
          <table:table-cell office:value-type="string" calcext:value-type="string">
            <text:p>REF_4_JF735129</text:p>
          </table:table-cell>
          <table:table-cell/>
          <table:table-cell office:value-type="string" calcext:value-type="string">
            <text:p>REF_4_JF7351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4_JF7351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4_JF7351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4_JF735135</text:p>
          </table:table-cell>
        </table:table-row>
        <table:table-row table:style-name="ro1">
          <table:table-cell office:value-type="string" calcext:value-type="string">
            <text:p>REF_4_JF735130</text:p>
          </table:table-cell>
          <table:table-cell/>
          <table:table-cell office:value-type="string" calcext:value-type="string">
            <text:p>REF_4_JF735134</text:p>
          </table:table-cell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4_JF735131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4_JF735132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4_JF735134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4_JF735135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4_JF735138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4_JX227964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4a_DQ418789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4a_DQ988074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4a_Y11604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4b_FJ462435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4c_FJ462436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4d_DQ418786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4d_EU392172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4d_FJ462437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4f_EF589161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4f_EU392174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4f_EU392175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4g_FJ462432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4g?_JX227963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4g_JX227971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4k_EU392171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4k_EU392173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ce10"/>
        </table:table-row>
        <table:table-row table:style-name="ro1">
          <table:table-cell office:value-type="string" calcext:value-type="string">
            <text:p>REF_4k_FJ462438</text:p>
          </table:table-cell>
          <table:table-cell/>
          <table:table-cell table:style-name="ce10"/>
        </table:table-row>
        <table:table-row table:style-name="ro1" table:number-rows-repeated="2">
          <table:table-cell table:number-columns-repeated="2"/>
          <table:table-cell table:style-name="ce10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F_4l_FJ839870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4l_JX227957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4m_FJ462433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4m_JX227972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4n_FJ462441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4n_JX227970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4o_FJ462440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4o_JX227977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4p_FJ462431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4q_FJ462434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4r_FJ462439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4r_JX227976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4s_JF735136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4t_FJ839869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4v_HQ537008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4v_HQ537009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4v_JX227959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4v_JX227960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4w_FJ025855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4w_FJ025856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5_KT595242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5_AF064490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F_5_AF064490</text:p>
          </table:table-cell>
        </table:table-row>
        <table:table-row table:style-name="ro1">
          <table:table-cell office:value-type="string" calcext:value-type="string">
            <text:p>REF_5a_AF064490</text:p>
          </table:table-cell>
          <table:table-cell/>
          <table:table-cell office:value-type="string" calcext:value-type="string">
            <text:p>REF_5a_AF0644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5a_Y131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5_KT5952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_Y12083</text:p>
          </table:table-cell>
        </table:table-row>
        <table:table-row table:style-name="ro1">
          <table:table-cell office:value-type="string" calcext:value-type="string">
            <text:p>REF_5a_Y13184</text:p>
          </table:table-cell>
          <table:table-cell/>
          <table:table-cell office:value-type="string" calcext:value-type="string">
            <text:p>REF_6a_Y120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a_AY8595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a_HQ6399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a_EU246930</text:p>
          </table:table-cell>
        </table:table-row>
        <table:table-row table:style-name="ro1">
          <table:table-cell office:value-type="string" calcext:value-type="string">
            <text:p>REF_6b_D84262</text:p>
          </table:table-cell>
          <table:table-cell/>
          <table:table-cell office:value-type="string" calcext:value-type="string">
            <text:p>REF_6b_D842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c_EF4246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d_D842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e_DQ314805</text:p>
          </table:table-cell>
        </table:table-row>
        <table:table-row table:style-name="ro1">
          <table:table-cell office:value-type="string" calcext:value-type="string">
            <text:p>REF_6_DQ278891</text:p>
          </table:table-cell>
          <table:table-cell/>
          <table:table-cell office:value-type="string" calcext:value-type="string">
            <text:p>REF_6e_EU2469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e?_EU2469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f_DQ8357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f_EU246936</text:p>
          </table:table-cell>
        </table:table-row>
        <table:table-row table:style-name="ro1">
          <table:table-cell office:value-type="string" calcext:value-type="string">
            <text:p>REF_6_DQ278893</text:p>
          </table:table-cell>
          <table:table-cell/>
          <table:table-cell office:value-type="string" calcext:value-type="string">
            <text:p>REF_6g_D638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g_DQ3148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h_D842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i_DQ835770</text:p>
          </table:table-cell>
        </table:table-row>
        <table:table-row table:style-name="ro1">
          <table:table-cell office:value-type="string" calcext:value-type="string">
            <text:p>REF_6_JX183549</text:p>
          </table:table-cell>
          <table:table-cell/>
          <table:table-cell office:value-type="string" calcext:value-type="string">
            <text:p>REF_6i_DQ8357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j_DQ8357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j_DQ8357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k_D84264</text:p>
          </table:table-cell>
        </table:table-row>
        <table:table-row table:style-name="ro1">
          <table:table-cell office:value-type="string" calcext:value-type="string">
            <text:p>REF_6_JX183550</text:p>
          </table:table-cell>
          <table:table-cell/>
          <table:table-cell office:value-type="string" calcext:value-type="string">
            <text:p>REF_6l_EF4246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l_JX1835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m_DQ8357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m_DQ835766</text:p>
          </table:table-cell>
        </table:table-row>
        <table:table-row table:style-name="ro1">
          <table:table-cell office:value-type="string" calcext:value-type="string">
            <text:p>REF_6_JX183551</text:p>
          </table:table-cell>
          <table:table-cell/>
          <table:table-cell office:value-type="string" calcext:value-type="string">
            <text:p>REF_6n_DQ2788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n_DQ8357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n_EU2469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o_EF424627</text:p>
          </table:table-cell>
        </table:table-row>
        <table:table-row table:style-name="ro1">
          <table:table-cell office:value-type="string" calcext:value-type="string">
            <text:p>REF_6_JX183553</text:p>
          </table:table-cell>
          <table:table-cell/>
          <table:table-cell office:value-type="string" calcext:value-type="string">
            <text:p>REF_6o_EU2469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p_EF4246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q_EF4246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r_EU408328</text:p>
          </table:table-cell>
        </table:table-row>
        <table:table-row table:style-name="ro1">
          <table:table-cell office:value-type="string" calcext:value-type="string">
            <text:p>REF_6_JX183554</text:p>
          </table:table-cell>
          <table:table-cell/>
          <table:table-cell office:value-type="string" calcext:value-type="string">
            <text:p>REF_6s_EU4083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t_EF6320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t_EU2469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u_EU246940</text:p>
          </table:table-cell>
        </table:table-row>
        <table:table-row table:style-name="ro1">
          <table:table-cell office:value-type="string" calcext:value-type="string">
            <text:p>REF_6_JX183558</text:p>
          </table:table-cell>
          <table:table-cell/>
          <table:table-cell office:value-type="string" calcext:value-type="string">
            <text:p>REF_6v_EU1581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v_EU7987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v_EU7987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w_DQ278892</text:p>
          </table:table-cell>
        </table:table-row>
        <table:table-row table:style-name="ro1">
          <table:table-cell office:value-type="string" calcext:value-type="string">
            <text:p>REF_6_KC844039</text:p>
          </table:table-cell>
          <table:table-cell/>
          <table:table-cell office:value-type="string" calcext:value-type="string">
            <text:p>REF_6w_EU6438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w_EU6438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xa_EU4083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xa_EU408332</text:p>
          </table:table-cell>
        </table:table-row>
        <table:table-row table:style-name="ro1">
          <table:table-cell office:value-type="string" calcext:value-type="string">
            <text:p>REF_6_KC844040</text:p>
          </table:table-cell>
          <table:table-cell/>
          <table:table-cell office:value-type="string" calcext:value-type="string">
            <text:p>REF_6xa_EU4083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xb_JX1835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xb_KJ5676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xc_KJ567651</text:p>
          </table:table-cell>
        </table:table-row>
        <table:table-row table:style-name="ro1">
          <table:table-cell office:value-type="string" calcext:value-type="string">
            <text:p>REF_6_KJ470620</text:p>
          </table:table-cell>
          <table:table-cell/>
          <table:table-cell office:value-type="string" calcext:value-type="string">
            <text:p>REF_6xd_KM2527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xd_KM2527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xd_KM2527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xe_JX183557</text:p>
          </table:table-cell>
        </table:table-row>
        <table:table-row table:style-name="ro1">
          <table:table-cell office:value-type="string" calcext:value-type="string">
            <text:p>REF_6_KJ470621</text:p>
          </table:table-cell>
          <table:table-cell/>
          <table:table-cell office:value-type="string" calcext:value-type="string">
            <text:p>REF_6xe_KM2527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xf_KJ5676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xf_KJ5676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xg_MH492361</text:p>
          </table:table-cell>
        </table:table-row>
        <table:table-row table:style-name="ro1">
          <table:table-cell office:value-type="string" calcext:value-type="string">
            <text:p>REF_6_KJ470622</text:p>
          </table:table-cell>
          <table:table-cell/>
          <table:table-cell office:value-type="string" calcext:value-type="string">
            <text:p>REF_6xg_MH4923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xg_MH4923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xh_MG879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_DQ278891</text:p>
          </table:table-cell>
        </table:table-row>
        <table:table-row table:style-name="ro1">
          <table:table-cell office:value-type="string" calcext:value-type="string">
            <text:p>REF_6_KJ470623</text:p>
          </table:table-cell>
          <table:table-cell/>
          <table:table-cell office:value-type="string" calcext:value-type="string">
            <text:p>REF_6_DQ2788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_JX1835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_JX1835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_JX183554</text:p>
          </table:table-cell>
        </table:table-row>
        <table:table-row table:style-name="ro1">
          <table:table-cell office:value-type="string" calcext:value-type="string">
            <text:p>REF_6_KJ470624</text:p>
          </table:table-cell>
          <table:table-cell/>
          <table:table-cell office:value-type="string" calcext:value-type="string">
            <text:p>REF_6_JX1835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_JX1835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_JX1835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_KJ470620</text:p>
          </table:table-cell>
        </table:table-row>
        <table:table-row table:style-name="ro1">
          <table:table-cell office:value-type="string" calcext:value-type="string">
            <text:p>REF_6_KJ470625</text:p>
          </table:table-cell>
          <table:table-cell/>
          <table:table-cell office:value-type="string" calcext:value-type="string">
            <text:p>REF_6_KJ4706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_KJ4706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_KJ4706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_KJ470624</text:p>
          </table:table-cell>
        </table:table-row>
        <table:table-row table:style-name="ro1">
          <table:table-cell office:value-type="string" calcext:value-type="string">
            <text:p>REF_6a_AY859526</text:p>
          </table:table-cell>
          <table:table-cell/>
          <table:table-cell office:value-type="string" calcext:value-type="string">
            <text:p>REF_6_KJ4706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_KC8440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_KC8440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_KJ567652</text:p>
          </table:table-cell>
        </table:table-row>
        <table:table-row table:style-name="ro1">
          <table:table-cell office:value-type="string" calcext:value-type="string">
            <text:p>REF_6a_EU246930</text:p>
          </table:table-cell>
          <table:table-cell/>
          <table:table-cell office:value-type="string" calcext:value-type="string">
            <text:p>REF_6_KJ5676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_KJ5676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_KJ5676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6_KJ567644</text:p>
          </table:table-cell>
        </table:table-row>
        <table:table-row table:style-name="ro1">
          <table:table-cell office:value-type="string" calcext:value-type="string">
            <text:p>REF_6a_HQ639936</text:p>
          </table:table-cell>
          <table:table-cell/>
          <table:table-cell office:value-type="string" calcext:value-type="string">
            <text:p>REF_6_MG8789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7_EF1083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7a_EF1083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7b_KX092342</text:p>
          </table:table-cell>
        </table:table-row>
        <table:table-row table:style-name="ro1">
          <table:table-cell office:value-type="string" calcext:value-type="string">
            <text:p>REF_6_Y12083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a_Y12083</text:p>
          </table:table-cell>
          <table:table-cell/>
          <table:table-cell office:value-type="string" calcext:value-type="string">
            <text:p>REF_8_MH5906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8a_MH5906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8a_MH5906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_8a_MH590700</text:p>
          </table:table-cell>
        </table:table-row>
        <table:table-row table:style-name="ro1">
          <table:table-cell office:value-type="string" calcext:value-type="string">
            <text:p>REF_6b_D84262</text:p>
          </table:table-cell>
          <table:table-cell/>
          <table:table-cell office:value-type="string" calcext:value-type="string">
            <text:p>REF_8a_MH590701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c_EF424629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d_D84263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e_DQ314805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e?_EU246931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e_EU246932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f_DQ835760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f_EU246936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g_D63822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g_DQ314806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h_D84265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i_DQ835762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i_DQ835770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j_DQ835761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j_DQ835769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k_D84264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l_EF424628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l_JX183556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m_DQ835766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m_DQ835767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n_DQ278894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n_DQ835768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n_EU246938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o_EF424627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o_EU246934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p_EF424626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q_EF424625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r_EU408328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s_EU408329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t_EF632071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t_EU246939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u_EU246940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v_EU158186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v_EU798760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v_EU798761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w_DQ278892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w_EU643834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w_EU643836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xa_EU408330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xa_EU408331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xa_EU408332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xb_JX183552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xb_KJ567645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xc_KJ567651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xd_KM252789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xd_KM252790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xd_KM252791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xe_JX183557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xe_KM252792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xf_KJ567646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xf_KJ567647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xg_MH492361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xg_MH492360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xg_MH492362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xh_MG879000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_KJ567652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_KJ567650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_KJ567649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_KJ567648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_KJ567644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6_MG878999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7_EF108306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7a_EF108306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7b_KX092342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8_MH590698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8a_MH590698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8a_MH590699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8a_MH590700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_8a_MH590701</text:p>
          </table:table-cell>
          <table:table-cell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reference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erence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erence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erence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erence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erence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erence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erence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ference</text:p>
          </table:table-cell>
          <table:table-cell table:number-columns-repeated="2"/>
        </table:table-row>
        <table:table-row table:style-name="ro1" table:number-rows-repeated="1047608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heet3.C1:Sheet3.C68 Sheet3.C145:Sheet3.C152 Sheet3.C258:Sheet3.C313 Sheet3.C369:Sheet3.C378 Sheet3.C473:Sheet3.C1048576">
            <calcext:condition calcext:apply-style-name="Good" calcext:value="duplicate" calcext:base-cell-address="Sheet3.C1"/>
          </calcext:conditional-format>
          <calcext:conditional-format calcext:target-range-address="Sheet3.A1:Sheet3.C1048576">
            <calcext:condition calcext:apply-style-name="Good" calcext:value="duplicate" calcext:base-cell-address="Sheet3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eutral" style:display-name="Excel Built-in Neutral" style:family="table-cell" style:parent-style-name="Default" style:data-style-name="N0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 style:data-style-name="N2" text:time-value="19:24:19.1403544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7:03:34.488845735</meta:creation-date>
    <dc:date>2021-05-13T21:53:08.318287399</dc:date>
    <meta:editing-duration>PT2H45M35S</meta:editing-duration>
    <meta:editing-cycles>53</meta:editing-cycles>
    <meta:generator>LibreOffice/6.4.7.2$Linux_X86_64 LibreOffice_project/40$Build-2</meta:generator>
    <meta:document-statistic meta:table-count="3" meta:cell-count="8758" meta:object-count="0"/>
  </office:meta>
</office:document-meta>
</file>